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103B000001624114E6F65E5A80FF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8a9b4" officeooo:paragraph-rsid="0018a9b4"/>
    </style:style>
    <style:style style:name="P2" style:family="paragraph" style:parent-style-name="Standard">
      <style:paragraph-properties fo:text-align="center" style:justify-single-word="false"/>
      <style:text-properties fo:font-size="14pt" officeooo:rsid="001a38d1" officeooo:paragraph-rsid="002fc58b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6pt" officeooo:rsid="002fc58b" officeooo:paragraph-rsid="002fc58b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8a9b4" officeooo:paragraph-rsid="0018a9b4" style:font-size-asian="20pt" style:font-size-complex="20pt"/>
    </style:style>
    <style:style style:name="P5" style:family="paragraph" style:parent-style-name="Standard" style:list-style-name="L1">
      <style:text-properties officeooo:rsid="0031757d" officeooo:paragraph-rsid="0031757d"/>
    </style:style>
    <style:style style:name="P6" style:family="paragraph" style:parent-style-name="Standard">
      <style:text-properties officeooo:rsid="0031757d" officeooo:paragraph-rsid="0031757d"/>
    </style:style>
    <style:style style:name="P7" style:family="paragraph" style:parent-style-name="Standard" style:list-style-name="L1">
      <style:text-properties officeooo:rsid="0032f49b" officeooo:paragraph-rsid="0032f49b"/>
    </style:style>
    <style:style style:name="P8" style:family="paragraph" style:parent-style-name="Standard" style:list-style-name="L2">
      <style:text-properties officeooo:rsid="0032f49b" officeooo:paragraph-rsid="0032f49b"/>
    </style:style>
    <style:style style:name="P9" style:family="paragraph" style:parent-style-name="Standard" style:list-style-name="L1">
      <style:text-properties officeooo:rsid="002637ba" officeooo:paragraph-rsid="0026c71b"/>
    </style:style>
    <style:style style:name="P10" style:family="paragraph" style:parent-style-name="Standard">
      <style:text-properties officeooo:rsid="002637ba" officeooo:paragraph-rsid="002637ba"/>
    </style:style>
    <style:style style:name="P11" style:family="paragraph" style:parent-style-name="Standard" style:list-style-name="L1">
      <style:text-properties officeooo:rsid="0039ac53" officeooo:paragraph-rsid="0039ac53"/>
    </style:style>
    <style:style style:name="P12" style:family="paragraph" style:parent-style-name="Standard">
      <style:text-properties officeooo:rsid="0039ac53" officeooo:paragraph-rsid="0039ac53"/>
    </style:style>
    <style:style style:name="P13" style:family="paragraph" style:parent-style-name="Standard" style:list-style-name="L1">
      <style:text-properties officeooo:rsid="003afb5d" officeooo:paragraph-rsid="003afb5d"/>
    </style:style>
    <style:style style:name="P14" style:family="paragraph" style:parent-style-name="Standard">
      <style:text-properties officeooo:rsid="003afb5d" officeooo:paragraph-rsid="003afb5d"/>
    </style:style>
    <style:style style:name="P15" style:family="paragraph" style:parent-style-name="Standard" style:list-style-name="L1">
      <style:text-properties officeooo:rsid="003d125a" officeooo:paragraph-rsid="003d125a"/>
    </style:style>
    <style:style style:name="P16" style:family="paragraph" style:parent-style-name="Standard">
      <style:text-properties officeooo:rsid="003d125a" officeooo:paragraph-rsid="003d125a"/>
    </style:style>
    <style:style style:name="P17" style:family="paragraph" style:parent-style-name="Standard" style:list-style-name="L1">
      <style:text-properties officeooo:rsid="0046e4a4" officeooo:paragraph-rsid="0046e4a4"/>
    </style:style>
    <style:style style:name="P18" style:family="paragraph" style:parent-style-name="Standard">
      <style:text-properties officeooo:rsid="0046e4a4" officeooo:paragraph-rsid="0046e4a4"/>
    </style:style>
    <style:style style:name="P19" style:family="paragraph" style:parent-style-name="Standard" style:list-style-name="L1">
      <style:text-properties officeooo:rsid="00482eed" officeooo:paragraph-rsid="00482eed"/>
    </style:style>
    <style:style style:name="P20" style:family="paragraph" style:parent-style-name="Standard">
      <style:text-properties officeooo:rsid="00482eed" officeooo:paragraph-rsid="00482eed"/>
    </style:style>
    <style:style style:name="P21" style:family="paragraph" style:parent-style-name="Standard" style:list-style-name="L1">
      <style:text-properties officeooo:rsid="00527481" officeooo:paragraph-rsid="00527481"/>
    </style:style>
    <style:style style:name="P22" style:family="paragraph" style:parent-style-name="Standard">
      <style:text-properties officeooo:rsid="00527481" officeooo:paragraph-rsid="00527481"/>
    </style:style>
    <style:style style:name="P23" style:family="paragraph" style:parent-style-name="Standard" style:list-style-name="L1">
      <style:text-properties officeooo:rsid="00542eae" officeooo:paragraph-rsid="00542eae"/>
    </style:style>
    <style:style style:name="P24" style:family="paragraph" style:parent-style-name="Standard">
      <style:text-properties officeooo:rsid="00542eae" officeooo:paragraph-rsid="00542eae"/>
    </style:style>
    <style:style style:name="P25" style:family="paragraph" style:parent-style-name="Standard" style:list-style-name="L1">
      <style:text-properties officeooo:rsid="0054f448" officeooo:paragraph-rsid="0054f448"/>
    </style:style>
    <style:style style:name="P26" style:family="paragraph" style:parent-style-name="Standard" style:list-style-name="L1">
      <style:text-properties fo:font-weight="normal" officeooo:rsid="0054f448" officeooo:paragraph-rsid="0054f448" style:font-weight-asian="normal" style:font-weight-complex="normal"/>
    </style:style>
    <style:style style:name="P27" style:family="paragraph" style:parent-style-name="Standard">
      <style:text-properties fo:font-weight="normal" officeooo:rsid="0054f448" officeooo:paragraph-rsid="0054f448" style:font-weight-asian="normal" style:font-weight-complex="normal"/>
    </style:style>
    <style:style style:name="P28" style:family="paragraph" style:parent-style-name="Standard" style:list-style-name="L1">
      <style:text-properties fo:font-weight="normal" officeooo:rsid="00571697" officeooo:paragraph-rsid="00571697" style:font-weight-asian="normal" style:font-weight-complex="normal"/>
    </style:style>
    <style:style style:name="P29" style:family="paragraph" style:parent-style-name="Standard" style:list-style-name="L1">
      <style:text-properties fo:font-style="italic" fo:font-weight="bold" officeooo:rsid="00571697" officeooo:paragraph-rsid="00571697" style:font-style-asian="italic" style:font-weight-asian="bold" style:font-style-complex="italic" style:font-weight-complex="bold"/>
    </style:style>
    <style:style style:name="P30" style:family="paragraph" style:parent-style-name="Standard" style:list-style-name="L1">
      <style:text-properties fo:font-style="italic" fo:font-weight="normal" officeooo:rsid="00571697" officeooo:paragraph-rsid="00571697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normal" officeooo:rsid="00571697" officeooo:paragraph-rsid="00571697" style:font-style-asian="italic" style:font-weight-asian="normal" style:font-style-complex="italic" style:font-weight-complex="normal"/>
    </style:style>
    <style:style style:name="P32" style:family="paragraph" style:parent-style-name="Standard" style:list-style-name="L2">
      <style:text-properties fo:font-style="italic" officeooo:rsid="001cdb08" officeooo:paragraph-rsid="001cdb08" style:font-style-asian="italic" style:font-style-complex="italic"/>
    </style:style>
    <style:style style:name="P33" style:family="paragraph" style:parent-style-name="Standard" style:list-style-name="L2">
      <style:text-properties fo:font-style="italic" officeooo:rsid="001f8e8a" officeooo:paragraph-rsid="001f8e8a" style:font-style-asian="italic" style:font-style-complex="italic"/>
    </style:style>
    <style:style style:name="P34" style:family="paragraph" style:parent-style-name="Standard">
      <style:text-properties fo:font-style="italic" officeooo:rsid="001f8e8a" officeooo:paragraph-rsid="001f8e8a" style:font-style-asian="italic" style:font-style-complex="italic"/>
    </style:style>
    <style:style style:name="P35" style:family="paragraph" style:parent-style-name="Standard" style:list-style-name="L2">
      <style:text-properties fo:font-style="italic" officeooo:rsid="0021c6c7" officeooo:paragraph-rsid="0021c6c7" style:font-style-asian="italic" style:font-style-complex="italic"/>
    </style:style>
    <style:style style:name="P36" style:family="paragraph" style:parent-style-name="Standard" style:list-style-name="L2">
      <style:text-properties fo:font-style="italic" officeooo:rsid="0024731f" officeooo:paragraph-rsid="0024731f" style:font-style-asian="italic" style:font-style-complex="italic"/>
    </style:style>
    <style:style style:name="P37" style:family="paragraph" style:parent-style-name="Standard">
      <style:text-properties fo:font-style="italic" officeooo:rsid="0024731f" officeooo:paragraph-rsid="0024731f" style:font-style-asian="italic" style:font-style-complex="italic"/>
    </style:style>
    <style:style style:name="P38" style:family="paragraph" style:parent-style-name="Standard" style:list-style-name="L2">
      <style:text-properties fo:font-style="italic" officeooo:rsid="0029b0c4" officeooo:paragraph-rsid="002aa901" style:font-style-asian="italic" style:font-style-complex="italic"/>
    </style:style>
    <style:style style:name="P39" style:family="paragraph" style:parent-style-name="Standard">
      <style:text-properties fo:font-style="italic" officeooo:rsid="0029b0c4" officeooo:paragraph-rsid="002aa901" style:font-style-asian="italic" style:font-style-complex="italic"/>
    </style:style>
    <style:style style:name="P40" style:family="paragraph" style:parent-style-name="Standard" style:list-style-name="L2">
      <style:text-properties fo:font-style="italic" officeooo:rsid="002c6461" officeooo:paragraph-rsid="002aa901" style:font-style-asian="italic" style:font-style-complex="italic"/>
    </style:style>
    <style:style style:name="P41" style:family="paragraph" style:parent-style-name="Standard" style:list-style-name="L1">
      <style:text-properties fo:font-style="normal" fo:font-weight="normal" officeooo:rsid="00571697" officeooo:paragraph-rsid="00571697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571697" officeooo:paragraph-rsid="00571697" style:font-style-asian="normal" style:font-weight-asian="normal" style:font-style-complex="normal" style:font-weight-complex="normal"/>
    </style:style>
    <style:style style:name="P43" style:family="paragraph" style:parent-style-name="Standard" style:list-style-name="L1">
      <style:text-properties fo:font-style="normal" fo:font-weight="normal" officeooo:rsid="008aea80" officeooo:paragraph-rsid="008aea80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8aea80" officeooo:paragraph-rsid="008aea80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officeooo:rsid="001cdb08" officeooo:paragraph-rsid="001cdb08" style:font-style-asian="normal" style:font-style-complex="normal"/>
    </style:style>
    <style:style style:name="P46" style:family="paragraph" style:parent-style-name="Standard" style:list-style-name="L2">
      <style:text-properties fo:font-style="normal" officeooo:rsid="001cdb08" officeooo:paragraph-rsid="001cdb08" style:font-style-asian="normal" style:font-style-complex="normal"/>
    </style:style>
    <style:style style:name="P47" style:family="paragraph" style:parent-style-name="Standard" style:list-style-name="L2">
      <style:text-properties fo:font-style="normal" officeooo:rsid="007de626" officeooo:paragraph-rsid="007de626" style:font-style-asian="normal" style:font-style-complex="normal"/>
    </style:style>
    <style:style style:name="P48" style:family="paragraph" style:parent-style-name="Standard" style:list-style-name="L2">
      <style:text-properties fo:font-style="normal" officeooo:rsid="001f8e8a" officeooo:paragraph-rsid="001f8e8a" style:font-style-asian="normal" style:font-style-complex="normal"/>
    </style:style>
    <style:style style:name="P49" style:family="paragraph" style:parent-style-name="Standard">
      <style:text-properties fo:font-style="normal" officeooo:rsid="001f8e8a" officeooo:paragraph-rsid="001f8e8a" style:font-style-asian="normal" style:font-style-complex="normal"/>
    </style:style>
    <style:style style:name="P50" style:family="paragraph" style:parent-style-name="Standard" style:list-style-name="L2">
      <style:text-properties fo:font-style="normal" officeooo:rsid="0023072d" officeooo:paragraph-rsid="0023072d" style:font-style-asian="normal" style:font-style-complex="normal"/>
    </style:style>
    <style:style style:name="P51" style:family="paragraph" style:parent-style-name="Standard">
      <style:text-properties fo:font-style="normal" officeooo:rsid="0023072d" officeooo:paragraph-rsid="0023072d" style:font-style-asian="normal" style:font-style-complex="normal"/>
    </style:style>
    <style:style style:name="P52" style:family="paragraph" style:parent-style-name="Standard" style:list-style-name="L2">
      <style:text-properties fo:font-style="normal" officeooo:rsid="0024731f" officeooo:paragraph-rsid="0024731f" style:font-style-asian="normal" style:font-style-complex="normal"/>
    </style:style>
    <style:style style:name="P53" style:family="paragraph" style:parent-style-name="Standard">
      <style:text-properties fo:font-style="normal" officeooo:rsid="0024731f" officeooo:paragraph-rsid="0024731f" style:font-style-asian="normal" style:font-style-complex="normal"/>
    </style:style>
    <style:style style:name="P54" style:family="paragraph" style:parent-style-name="Standard" style:list-style-name="L2">
      <style:text-properties fo:font-style="normal" officeooo:rsid="0032ebff" officeooo:paragraph-rsid="0032ebff" style:font-style-asian="normal" style:font-style-complex="normal"/>
    </style:style>
    <style:style style:name="P55" style:family="paragraph" style:parent-style-name="Standard">
      <style:text-properties fo:font-style="normal" officeooo:rsid="0032ebff" officeooo:paragraph-rsid="0032ebff" style:font-style-asian="normal" style:font-style-complex="normal"/>
    </style:style>
    <style:style style:name="P56" style:family="paragraph" style:parent-style-name="Standard" style:list-style-name="L2">
      <style:text-properties fo:font-style="normal" officeooo:rsid="004bbdaf" officeooo:paragraph-rsid="004bbdaf" style:font-style-asian="normal" style:font-style-complex="normal"/>
    </style:style>
    <style:style style:name="P57" style:family="paragraph" style:parent-style-name="Standard">
      <style:text-properties fo:font-style="normal" officeooo:rsid="004bbdaf" officeooo:paragraph-rsid="004bbdaf" style:font-style-asian="normal" style:font-style-complex="normal"/>
    </style:style>
    <style:style style:name="P58" style:family="paragraph" style:parent-style-name="Standard" style:list-style-name="L2">
      <style:text-properties fo:font-style="normal" officeooo:rsid="004bcfd8" officeooo:paragraph-rsid="004bcfd8" style:font-style-asian="normal" style:font-style-complex="normal"/>
    </style:style>
    <style:style style:name="P59" style:family="paragraph" style:parent-style-name="Standard" style:list-style-name="L2">
      <style:text-properties fo:font-style="normal" officeooo:rsid="0029b0c4" officeooo:paragraph-rsid="0029b0c4" style:font-style-asian="normal" style:font-style-complex="normal"/>
    </style:style>
    <style:style style:name="P60" style:family="paragraph" style:parent-style-name="Standard" style:list-style-name="L2">
      <style:text-properties fo:font-style="normal" officeooo:rsid="0037ac78" officeooo:paragraph-rsid="0037ac78" style:font-style-asian="normal" style:font-style-complex="normal"/>
    </style:style>
    <style:style style:name="P61" style:family="paragraph" style:parent-style-name="Standard">
      <style:text-properties fo:font-style="normal" officeooo:rsid="0037ac78" officeooo:paragraph-rsid="0037ac78" style:font-style-asian="normal" style:font-style-complex="normal"/>
    </style:style>
    <style:style style:name="P62" style:family="paragraph" style:parent-style-name="Standard" style:list-style-name="L2">
      <style:text-properties fo:font-style="normal" officeooo:rsid="004001a2" officeooo:paragraph-rsid="004001a2" style:font-style-asian="normal" style:font-style-complex="normal"/>
    </style:style>
    <style:style style:name="P63" style:family="paragraph" style:parent-style-name="Standard" style:list-style-name="L2">
      <style:text-properties fo:font-style="normal" officeooo:rsid="0035dce0" officeooo:paragraph-rsid="0035dce0" style:font-style-asian="normal" style:font-style-complex="normal"/>
    </style:style>
    <style:style style:name="P64" style:family="paragraph" style:parent-style-name="Standard">
      <style:text-properties fo:font-style="normal" officeooo:rsid="0035dce0" officeooo:paragraph-rsid="0035dce0" style:font-style-asian="normal" style:font-style-complex="normal"/>
    </style:style>
    <style:style style:name="P65" style:family="paragraph" style:parent-style-name="Standard" style:list-style-name="L2">
      <style:text-properties fo:font-style="normal" officeooo:rsid="003e41d5" officeooo:paragraph-rsid="003e41d5" style:font-style-asian="normal" style:font-style-complex="normal"/>
    </style:style>
    <style:style style:name="P66" style:family="paragraph" style:parent-style-name="Standard">
      <style:text-properties fo:font-style="normal" officeooo:rsid="003e41d5" officeooo:paragraph-rsid="003e41d5" style:font-style-asian="normal" style:font-style-complex="normal"/>
    </style:style>
    <style:style style:name="P67" style:family="paragraph" style:parent-style-name="Standard" style:list-style-name="L2">
      <style:text-properties fo:font-style="normal" officeooo:rsid="003f2bce" officeooo:paragraph-rsid="003f2bce" style:font-style-asian="normal" style:font-style-complex="normal"/>
    </style:style>
    <style:style style:name="P68" style:family="paragraph" style:parent-style-name="Standard">
      <style:text-properties fo:font-style="normal" officeooo:rsid="003f2bce" officeooo:paragraph-rsid="003f2bce" style:font-style-asian="normal" style:font-style-complex="normal"/>
    </style:style>
    <style:style style:name="P69" style:family="paragraph" style:parent-style-name="Standard" style:list-style-name="L2">
      <style:text-properties fo:font-style="normal" officeooo:rsid="0056decd" officeooo:paragraph-rsid="0056decd" style:font-style-asian="normal" style:font-style-complex="normal"/>
    </style:style>
    <style:style style:name="P70" style:family="paragraph" style:parent-style-name="Standard">
      <style:text-properties fo:font-style="normal" officeooo:rsid="0056decd" officeooo:paragraph-rsid="0056decd" style:font-style-asian="normal" style:font-style-complex="normal"/>
    </style:style>
    <style:style style:name="P71" style:family="paragraph" style:parent-style-name="Standard" style:list-style-name="L2">
      <style:text-properties fo:font-style="normal" officeooo:rsid="006563a6" officeooo:paragraph-rsid="006563a6" style:font-style-asian="normal" style:font-style-complex="normal"/>
    </style:style>
    <style:style style:name="P72" style:family="paragraph" style:parent-style-name="Standard">
      <style:text-properties fo:font-style="normal" officeooo:rsid="006563a6" officeooo:paragraph-rsid="006563a6" style:font-style-asian="normal" style:font-style-complex="normal"/>
    </style:style>
    <style:style style:name="P73" style:family="paragraph" style:parent-style-name="Standard" style:list-style-name="L3">
      <style:text-properties fo:font-style="normal" officeooo:rsid="0076d29f" officeooo:paragraph-rsid="0076d29f" style:font-style-asian="normal" style:font-style-complex="normal"/>
    </style:style>
    <style:style style:name="P74" style:family="paragraph" style:parent-style-name="Standard">
      <style:text-properties fo:font-style="normal" officeooo:rsid="0076d29f" officeooo:paragraph-rsid="0076d29f" style:font-style-asian="normal" style:font-style-complex="normal"/>
    </style:style>
    <style:style style:name="P75" style:family="paragraph" style:parent-style-name="Standard" style:list-style-name="L3">
      <style:text-properties fo:font-style="normal" officeooo:rsid="0074da75" officeooo:paragraph-rsid="0079c5e7" style:font-style-asian="normal" style:font-style-complex="normal"/>
    </style:style>
    <style:style style:name="P76" style:family="paragraph" style:parent-style-name="Standard">
      <style:text-properties fo:font-style="normal" officeooo:rsid="006f652c" officeooo:paragraph-rsid="006f652c" style:font-style-asian="normal" style:font-style-complex="normal"/>
    </style:style>
    <style:style style:name="P77" style:family="paragraph" style:parent-style-name="Standard" style:list-style-name="L2">
      <style:text-properties fo:font-style="normal" officeooo:rsid="008d8b3c" officeooo:paragraph-rsid="008d8b3c" style:font-style-asian="normal" style:font-style-complex="normal"/>
    </style:style>
    <style:style style:name="P78" style:family="paragraph" style:parent-style-name="Standard">
      <style:text-properties fo:font-style="normal" officeooo:rsid="008d8b3c" officeooo:paragraph-rsid="008d8b3c" style:font-style-asian="normal" style:font-style-complex="normal"/>
    </style:style>
    <style:style style:name="P79" style:family="paragraph" style:parent-style-name="Standard">
      <style:text-properties fo:font-style="normal" officeooo:rsid="001fbdf8" officeooo:paragraph-rsid="001f8e8a" style:font-style-asian="normal" style:font-style-complex="normal"/>
    </style:style>
    <style:style style:name="P80" style:family="paragraph" style:parent-style-name="Standard">
      <style:text-properties fo:font-style="normal" officeooo:rsid="001fbdf8" officeooo:paragraph-rsid="001fbdf8" style:font-style-asian="normal" style:font-style-complex="normal"/>
    </style:style>
    <style:style style:name="P81" style:family="paragraph" style:parent-style-name="Standard">
      <style:text-properties fo:font-style="normal" officeooo:rsid="0020b2f3" officeooo:paragraph-rsid="001fbdf8" style:font-style-asian="normal" style:font-style-complex="normal"/>
    </style:style>
    <style:style style:name="P82" style:family="paragraph" style:parent-style-name="Standard">
      <style:text-properties fo:font-style="normal" officeooo:rsid="0021c6c7" officeooo:paragraph-rsid="0021c6c7" style:font-style-asian="normal" style:font-style-complex="normal"/>
    </style:style>
    <style:style style:name="P83" style:family="paragraph" style:parent-style-name="Standard" style:list-style-name="L2">
      <style:text-properties officeooo:paragraph-rsid="0037ac78"/>
    </style:style>
    <style:style style:name="P84" style:family="paragraph" style:parent-style-name="Standard" style:list-style-name="L2">
      <style:text-properties officeooo:rsid="001cdb08" officeooo:paragraph-rsid="001cdb08"/>
    </style:style>
    <style:style style:name="P85" style:family="paragraph" style:parent-style-name="Standard" style:list-style-name="L2">
      <style:text-properties officeooo:rsid="001fbdf8" officeooo:paragraph-rsid="001fbdf8"/>
    </style:style>
    <style:style style:name="P86" style:family="paragraph" style:parent-style-name="Standard" style:list-style-name="L2">
      <style:text-properties officeooo:rsid="0021c6c7" officeooo:paragraph-rsid="0021c6c7"/>
    </style:style>
    <style:style style:name="P87" style:family="paragraph" style:parent-style-name="Standard" style:list-style-name="L2">
      <style:text-properties fo:font-size="12pt" fo:font-style="normal" officeooo:rsid="0031757d" officeooo:paragraph-rsid="0031757d" style:font-size-asian="10.5pt" style:font-style-asian="normal" style:font-size-complex="12pt" style:font-style-complex="normal"/>
    </style:style>
    <style:style style:name="P88" style:family="paragraph" style:parent-style-name="Standard">
      <style:text-properties fo:font-size="12pt" fo:font-style="normal" officeooo:rsid="0031757d" officeooo:paragraph-rsid="0031757d" style:font-size-asian="10.5pt" style:font-style-asian="normal" style:font-size-complex="12pt" style:font-style-complex="normal"/>
    </style:style>
    <style:style style:name="P89" style:family="paragraph" style:parent-style-name="Standard" style:list-style-name="L2">
      <style:text-properties fo:font-size="12pt" fo:font-style="normal" officeooo:rsid="0032ebff" officeooo:paragraph-rsid="0032ebff" style:font-size-asian="10.5pt" style:font-style-asian="normal" style:font-size-complex="12pt" style:font-style-complex="normal"/>
    </style:style>
    <style:style style:name="P90" style:family="paragraph" style:parent-style-name="Standard" style:list-style-name="L2">
      <style:text-properties fo:font-size="12pt" fo:font-style="normal" officeooo:rsid="0032f49b" officeooo:paragraph-rsid="0032f49b" style:font-size-asian="10.5pt" style:font-style-asian="normal" style:font-size-complex="12pt" style:font-style-complex="normal"/>
    </style:style>
    <style:style style:name="P91" style:family="paragraph" style:parent-style-name="Standard">
      <style:text-properties fo:font-size="12pt" fo:font-style="normal" officeooo:rsid="0032f49b" officeooo:paragraph-rsid="0032f49b" style:font-size-asian="10.5pt" style:font-style-asian="normal" style:font-size-complex="12pt" style:font-style-complex="normal"/>
    </style:style>
    <style:style style:name="P92" style:family="paragraph" style:parent-style-name="Standard" style:list-style-name="L2">
      <style:text-properties fo:font-size="12pt" fo:font-style="normal" officeooo:rsid="00341209" officeooo:paragraph-rsid="00341209" style:font-size-asian="10.5pt" style:font-style-asian="normal" style:font-size-complex="12pt" style:font-style-complex="normal"/>
    </style:style>
    <style:style style:name="P93" style:family="paragraph" style:parent-style-name="Standard">
      <style:text-properties fo:font-size="12pt" fo:font-style="normal" officeooo:rsid="00341209" officeooo:paragraph-rsid="00341209" style:font-size-asian="10.5pt" style:font-style-asian="normal" style:font-size-complex="12pt" style:font-style-complex="normal"/>
    </style:style>
    <style:style style:name="P94" style:family="paragraph" style:parent-style-name="Standard" style:list-style-name="L2">
      <style:text-properties fo:font-size="12pt" fo:font-style="normal" officeooo:rsid="00482eed" officeooo:paragraph-rsid="00482eed" style:font-size-asian="10.5pt" style:font-style-asian="normal" style:font-size-complex="12pt" style:font-style-complex="normal"/>
    </style:style>
    <style:style style:name="P95" style:family="paragraph" style:parent-style-name="Standard" style:list-style-name="L3">
      <style:text-properties fo:font-size="12pt" fo:font-style="normal" officeooo:rsid="00482eed" officeooo:paragraph-rsid="00482eed" style:font-size-asian="10.5pt" style:font-style-asian="normal" style:font-size-complex="12pt" style:font-style-complex="normal"/>
    </style:style>
    <style:style style:name="P96" style:family="paragraph" style:parent-style-name="Standard">
      <style:text-properties fo:font-size="12pt" fo:font-style="normal" officeooo:rsid="00482eed" officeooo:paragraph-rsid="00482eed" style:font-size-asian="10.5pt" style:font-style-asian="normal" style:font-size-complex="12pt" style:font-style-complex="normal"/>
    </style:style>
    <style:style style:name="P97" style:family="paragraph" style:parent-style-name="Standard" style:list-style-name="L2">
      <style:text-properties fo:font-size="12pt" fo:font-style="normal" officeooo:rsid="003441a8" officeooo:paragraph-rsid="003441a8" style:font-size-asian="10.5pt" style:font-style-asian="normal" style:font-size-complex="12pt" style:font-style-complex="normal"/>
    </style:style>
    <style:style style:name="P98" style:family="paragraph" style:parent-style-name="Standard">
      <style:text-properties fo:font-size="12pt" fo:font-style="normal" officeooo:rsid="003441a8" officeooo:paragraph-rsid="003441a8" style:font-size-asian="10.5pt" style:font-style-asian="normal" style:font-size-complex="12pt" style:font-style-complex="normal"/>
    </style:style>
    <style:style style:name="P99" style:family="paragraph" style:parent-style-name="Standard" style:list-style-name="L2">
      <style:text-properties fo:font-size="12pt" fo:font-style="normal" officeooo:rsid="0035dce0" officeooo:paragraph-rsid="0035dce0" style:font-size-asian="10.5pt" style:font-style-asian="normal" style:font-size-complex="12pt" style:font-style-complex="normal"/>
    </style:style>
    <style:style style:name="P100" style:family="paragraph" style:parent-style-name="Standard">
      <style:text-properties fo:font-size="12pt" fo:font-style="normal" officeooo:rsid="0035dce0" officeooo:paragraph-rsid="0035dce0" style:font-size-asian="10.5pt" style:font-style-asian="normal" style:font-size-complex="12pt" style:font-style-complex="normal"/>
    </style:style>
    <style:style style:name="P101" style:family="paragraph" style:parent-style-name="Standard" style:list-style-name="L2">
      <style:text-properties fo:font-size="12pt" fo:font-style="normal" officeooo:rsid="00671f2d" officeooo:paragraph-rsid="0067447f" style:font-size-asian="10.5pt" style:font-style-asian="normal" style:font-size-complex="12pt" style:font-style-complex="normal"/>
    </style:style>
    <style:style style:name="P102" style:family="paragraph" style:parent-style-name="Standard">
      <style:text-properties fo:font-size="12pt" fo:font-style="normal" officeooo:rsid="00671f2d" officeooo:paragraph-rsid="0067447f" style:font-size-asian="10.5pt" style:font-style-asian="normal" style:font-size-complex="12pt" style:font-style-complex="normal"/>
    </style:style>
    <style:style style:name="P103" style:family="paragraph" style:parent-style-name="Standard" style:list-style-name="L2">
      <style:text-properties fo:font-size="12pt" fo:font-style="normal" officeooo:rsid="006f652c" officeooo:paragraph-rsid="006f652c" style:font-size-asian="10.5pt" style:font-style-asian="normal" style:font-size-complex="12pt" style:font-style-complex="normal"/>
    </style:style>
    <style:style style:name="P104" style:family="paragraph" style:parent-style-name="Standard" style:list-style-name="L2">
      <style:text-properties fo:font-size="12pt" fo:font-style="normal" officeooo:rsid="007de626" officeooo:paragraph-rsid="007de626" style:font-size-asian="10.5pt" style:font-style-asian="normal" style:font-size-complex="12pt" style:font-style-complex="normal"/>
    </style:style>
    <style:style style:name="P105" style:family="paragraph" style:parent-style-name="Standard">
      <style:text-properties fo:font-size="12pt" fo:font-style="normal" officeooo:rsid="007de626" officeooo:paragraph-rsid="007de626" style:font-size-asian="10.5pt" style:font-style-asian="normal" style:font-size-complex="12pt" style:font-style-complex="normal"/>
    </style:style>
    <style:style style:name="P106" style:family="paragraph" style:parent-style-name="Standard" style:list-style-name="L2">
      <style:text-properties fo:font-size="12pt" fo:font-style="normal" officeooo:rsid="00807e27" officeooo:paragraph-rsid="00807e27" style:font-size-asian="10.5pt" style:font-style-asian="normal" style:font-size-complex="12pt" style:font-style-complex="normal"/>
    </style:style>
    <style:style style:name="P107" style:family="paragraph" style:parent-style-name="Standard">
      <style:text-properties fo:font-size="12pt" fo:font-style="normal" officeooo:rsid="00807e27" officeooo:paragraph-rsid="00807e27" style:font-size-asian="10.5pt" style:font-style-asian="normal" style:font-size-complex="12pt" style:font-style-complex="normal"/>
    </style:style>
    <style:style style:name="P108" style:family="paragraph" style:parent-style-name="Standard" style:list-style-name="L2">
      <style:text-properties fo:font-size="12pt" fo:font-style="normal" officeooo:rsid="00823fb7" officeooo:paragraph-rsid="00823fb7" style:font-size-asian="10.5pt" style:font-style-asian="normal" style:font-size-complex="12pt" style:font-style-complex="normal"/>
    </style:style>
    <style:style style:name="P109" style:family="paragraph" style:parent-style-name="Standard">
      <style:text-properties fo:font-size="12pt" fo:font-style="normal" officeooo:rsid="00823fb7" officeooo:paragraph-rsid="00823fb7" style:font-size-asian="10.5pt" style:font-style-asian="normal" style:font-size-complex="12pt" style:font-style-complex="normal"/>
    </style:style>
    <style:style style:name="P110" style:family="paragraph" style:parent-style-name="Standard" style:list-style-name="L3">
      <style:text-properties fo:font-size="12pt" fo:font-style="normal" officeooo:rsid="004040e2" officeooo:paragraph-rsid="004040e2" style:font-size-asian="10.5pt" style:font-style-asian="normal" style:font-size-complex="12pt" style:font-style-complex="normal"/>
    </style:style>
    <style:style style:name="P111" style:family="paragraph" style:parent-style-name="Standard">
      <style:text-properties fo:font-size="12pt" fo:font-style="normal" officeooo:rsid="004040e2" officeooo:paragraph-rsid="004040e2" style:font-size-asian="10.5pt" style:font-style-asian="normal" style:font-size-complex="12pt" style:font-style-complex="normal"/>
    </style:style>
    <style:style style:name="P112" style:family="paragraph" style:parent-style-name="Standard" style:list-style-name="L3">
      <style:text-properties fo:font-size="12pt" fo:font-style="normal" officeooo:rsid="00450b83" officeooo:paragraph-rsid="00450b83" style:font-size-asian="10.5pt" style:font-style-asian="normal" style:font-size-complex="12pt" style:font-style-complex="normal"/>
    </style:style>
    <style:style style:name="P113" style:family="paragraph" style:parent-style-name="Standard">
      <style:text-properties fo:font-size="12pt" fo:font-style="normal" officeooo:rsid="00450b83" officeooo:paragraph-rsid="00450b83" style:font-size-asian="10.5pt" style:font-style-asian="normal" style:font-size-complex="12pt" style:font-style-complex="normal"/>
    </style:style>
    <style:style style:name="P114" style:family="paragraph" style:parent-style-name="Standard" style:list-style-name="L3">
      <style:text-properties fo:font-size="12pt" fo:font-style="normal" officeooo:rsid="00454203" officeooo:paragraph-rsid="00454203" style:font-size-asian="10.5pt" style:font-style-asian="normal" style:font-size-complex="12pt" style:font-style-complex="normal"/>
    </style:style>
    <style:style style:name="P115" style:family="paragraph" style:parent-style-name="Standard">
      <style:text-properties fo:font-size="12pt" fo:font-style="normal" officeooo:rsid="00454203" officeooo:paragraph-rsid="00454203" style:font-size-asian="10.5pt" style:font-style-asian="normal" style:font-size-complex="12pt" style:font-style-complex="normal"/>
    </style:style>
    <style:style style:name="P116" style:family="paragraph" style:parent-style-name="Standard" style:list-style-name="L3">
      <style:text-properties fo:font-size="12pt" fo:font-style="normal" officeooo:rsid="004a0c3b" officeooo:paragraph-rsid="004a0c3b" style:font-size-asian="10.5pt" style:font-style-asian="normal" style:font-size-complex="12pt" style:font-style-complex="normal"/>
    </style:style>
    <style:style style:name="P117" style:family="paragraph" style:parent-style-name="Standard">
      <style:text-properties fo:font-size="12pt" fo:font-style="normal" officeooo:rsid="004a0c3b" officeooo:paragraph-rsid="004a0c3b" style:font-size-asian="10.5pt" style:font-style-asian="normal" style:font-size-complex="12pt" style:font-style-complex="normal"/>
    </style:style>
    <style:style style:name="P118" style:family="paragraph" style:parent-style-name="Standard" style:list-style-name="L3">
      <style:text-properties fo:font-size="12pt" fo:font-style="normal" officeooo:rsid="005996c4" officeooo:paragraph-rsid="005996c4" style:font-size-asian="10.5pt" style:font-style-asian="normal" style:font-size-complex="12pt" style:font-style-complex="normal"/>
    </style:style>
    <style:style style:name="P119" style:family="paragraph" style:parent-style-name="Standard">
      <style:text-properties fo:font-size="12pt" fo:font-style="normal" officeooo:rsid="005996c4" officeooo:paragraph-rsid="005996c4" style:font-size-asian="10.5pt" style:font-style-asian="normal" style:font-size-complex="12pt" style:font-style-complex="normal"/>
    </style:style>
    <style:style style:name="P120" style:family="paragraph" style:parent-style-name="Standard" style:list-style-name="L3">
      <style:text-properties fo:font-size="12pt" fo:font-style="normal" officeooo:rsid="0070c21b" officeooo:paragraph-rsid="0070c21b" style:font-size-asian="10.5pt" style:font-style-asian="normal" style:font-size-complex="12pt" style:font-style-complex="normal"/>
    </style:style>
    <style:style style:name="P121" style:family="paragraph" style:parent-style-name="Standard" style:list-style-name="L3">
      <style:text-properties fo:font-size="12pt" fo:font-style="normal" officeooo:rsid="0078ed56" officeooo:paragraph-rsid="0079c5e7" style:font-size-asian="10.5pt" style:font-style-asian="normal" style:font-size-complex="12pt" style:font-style-complex="normal"/>
    </style:style>
    <style:style style:name="P122" style:family="paragraph" style:parent-style-name="Standard">
      <style:text-properties fo:font-size="12pt" fo:font-style="normal" officeooo:rsid="0078ed56" officeooo:paragraph-rsid="0079c5e7" style:font-size-asian="10.5pt" style:font-style-asian="normal" style:font-size-complex="12pt" style:font-style-complex="normal"/>
    </style:style>
    <style:style style:name="P123" style:family="paragraph" style:parent-style-name="Standard">
      <style:text-properties fo:font-size="12pt" fo:font-style="normal" officeooo:rsid="0078ed56" officeooo:paragraph-rsid="0078ed56" style:font-size-asian="10.5pt" style:font-style-asian="normal" style:font-size-complex="12pt" style:font-style-complex="normal"/>
    </style:style>
    <style:style style:name="P124" style:family="paragraph" style:parent-style-name="Standard" style:list-style-name="L3">
      <style:text-properties fo:font-size="12pt" fo:font-style="normal" officeooo:rsid="0074da75" officeooo:paragraph-rsid="0079c5e7" style:font-size-asian="10.5pt" style:font-style-asian="normal" style:font-size-complex="12pt" style:font-style-complex="normal"/>
    </style:style>
    <style:style style:name="P125" style:family="paragraph" style:parent-style-name="Standard" style:list-style-name="L2">
      <style:text-properties fo:font-size="12pt" fo:font-style="normal" officeooo:rsid="008aea80" officeooo:paragraph-rsid="008aea80" style:font-size-asian="10.5pt" style:font-style-asian="normal" style:font-size-complex="12pt" style:font-style-complex="normal"/>
    </style:style>
    <style:style style:name="P126" style:family="paragraph" style:parent-style-name="Standard">
      <style:text-properties fo:font-size="12pt" fo:font-style="normal" officeooo:rsid="008aea80" officeooo:paragraph-rsid="008aea80" style:font-size-asian="10.5pt" style:font-style-asian="normal" style:font-size-complex="12pt" style:font-style-complex="normal"/>
    </style:style>
    <style:style style:name="P127" style:family="paragraph" style:parent-style-name="Standard">
      <style:text-properties fo:font-size="12pt" fo:font-style="normal" officeooo:rsid="008aea80" officeooo:paragraph-rsid="00823fb7" style:font-size-asian="10.5pt" style:font-style-asian="normal" style:font-size-complex="12pt" style:font-style-complex="normal"/>
    </style:style>
    <style:style style:name="P128" style:family="paragraph" style:parent-style-name="Standard" style:list-style-name="L3">
      <style:text-properties fo:font-size="12pt" officeooo:rsid="002ca4fe" officeooo:paragraph-rsid="002ca4fe" style:font-size-asian="10.5pt" style:font-size-complex="12pt"/>
    </style:style>
    <style:style style:name="P129" style:family="paragraph" style:parent-style-name="Standard">
      <style:text-properties fo:font-size="12pt" officeooo:rsid="002ca4fe" officeooo:paragraph-rsid="002ca4fe" style:font-size-asian="10.5pt" style:font-size-complex="12pt"/>
    </style:style>
    <style:style style:name="P130" style:family="paragraph" style:parent-style-name="Standard" style:list-style-name="L3">
      <style:text-properties fo:font-size="12pt" officeooo:rsid="0032f49b" officeooo:paragraph-rsid="0032f49b" style:font-size-asian="10.5pt" style:font-size-complex="12pt"/>
    </style:style>
    <style:style style:name="P131" style:family="paragraph" style:parent-style-name="Standard" style:list-style-name="L3">
      <style:text-properties fo:font-size="12pt" officeooo:rsid="004040e2" officeooo:paragraph-rsid="004040e2" style:font-size-asian="10.5pt" style:font-size-complex="12pt"/>
    </style:style>
    <style:style style:name="P132" style:family="paragraph" style:parent-style-name="Standard" style:list-style-name="L4">
      <style:text-properties fo:font-size="12pt" officeooo:rsid="005996c4" officeooo:paragraph-rsid="005996c4" style:font-size-asian="10.5pt" style:font-size-complex="12pt"/>
    </style:style>
    <style:style style:name="P133" style:family="paragraph" style:parent-style-name="Standard">
      <style:text-properties fo:font-size="12pt" officeooo:rsid="005996c4" officeooo:paragraph-rsid="005996c4" style:font-size-asian="10.5pt" style:font-size-complex="12pt"/>
    </style:style>
    <style:style style:name="P134" style:family="paragraph" style:parent-style-name="Standard" style:list-style-name="L4">
      <style:text-properties fo:font-size="12pt" officeooo:rsid="005b812e" officeooo:paragraph-rsid="005b812e" style:font-size-asian="10.5pt" style:font-size-complex="12pt"/>
    </style:style>
    <style:style style:name="P135" style:family="paragraph" style:parent-style-name="Standard" style:list-style-name="L4">
      <style:text-properties fo:font-size="12pt" officeooo:rsid="005d0ca5" officeooo:paragraph-rsid="005d0ca5" style:font-size-asian="10.5pt" style:font-size-complex="12pt"/>
    </style:style>
    <style:style style:name="P136" style:family="paragraph" style:parent-style-name="Standard">
      <style:text-properties fo:font-size="12pt" officeooo:rsid="005d0ca5" officeooo:paragraph-rsid="005d0ca5" style:font-size-asian="10.5pt" style:font-size-complex="12pt"/>
    </style:style>
    <style:style style:name="P137" style:family="paragraph" style:parent-style-name="Standard" style:list-style-name="L4">
      <style:text-properties fo:font-size="12pt" officeooo:rsid="005dba95" officeooo:paragraph-rsid="005dba95" style:font-size-asian="10.5pt" style:font-size-complex="12pt"/>
    </style:style>
    <style:style style:name="P138" style:family="paragraph" style:parent-style-name="Standard">
      <style:text-properties fo:font-size="12pt" officeooo:rsid="005dba95" officeooo:paragraph-rsid="005dba95" style:font-size-asian="10.5pt" style:font-size-complex="12pt"/>
    </style:style>
    <style:style style:name="P139" style:family="paragraph" style:parent-style-name="Standard" style:list-style-name="L4">
      <style:text-properties fo:font-size="12pt" officeooo:rsid="005f99fa" officeooo:paragraph-rsid="005f99fa" style:font-size-asian="10.5pt" style:font-size-complex="12pt"/>
    </style:style>
    <style:style style:name="P140" style:family="paragraph" style:parent-style-name="Standard">
      <style:text-properties fo:font-size="12pt" officeooo:rsid="005f99fa" officeooo:paragraph-rsid="005f99fa" style:font-size-asian="10.5pt" style:font-size-complex="12pt"/>
    </style:style>
    <style:style style:name="P141" style:family="paragraph" style:parent-style-name="Standard" style:list-style-name="L4">
      <style:text-properties fo:font-size="12pt" officeooo:rsid="0060e6ef" officeooo:paragraph-rsid="0060e6ef" style:font-size-asian="10.5pt" style:font-size-complex="12pt"/>
    </style:style>
    <style:style style:name="P142" style:family="paragraph" style:parent-style-name="Standard">
      <style:text-properties fo:font-size="12pt" officeooo:rsid="0060e6ef" officeooo:paragraph-rsid="0060e6ef" style:font-size-asian="10.5pt" style:font-size-complex="12pt"/>
    </style:style>
    <style:style style:name="P143" style:family="paragraph" style:parent-style-name="Standard" style:list-style-name="L4">
      <style:text-properties fo:font-size="12pt" officeooo:rsid="0062193f" officeooo:paragraph-rsid="0062193f" style:font-size-asian="10.5pt" style:font-size-complex="12pt"/>
    </style:style>
    <style:style style:name="P144" style:family="paragraph" style:parent-style-name="Standard">
      <style:text-properties fo:font-size="12pt" officeooo:rsid="0062193f" officeooo:paragraph-rsid="0062193f" style:font-size-asian="10.5pt" style:font-size-complex="12pt"/>
    </style:style>
    <style:style style:name="P145" style:family="paragraph" style:parent-style-name="Standard" style:list-style-name="L4">
      <style:text-properties fo:font-size="12pt" officeooo:rsid="006545db" officeooo:paragraph-rsid="006545db" style:font-size-asian="10.5pt" style:font-size-complex="12pt"/>
    </style:style>
    <style:style style:name="P146" style:family="paragraph" style:parent-style-name="Standard">
      <style:text-properties fo:font-size="12pt" officeooo:rsid="006545db" officeooo:paragraph-rsid="006545db" style:font-size-asian="10.5pt" style:font-size-complex="12pt"/>
    </style:style>
    <style:style style:name="P147" style:family="paragraph" style:parent-style-name="Standard" style:list-style-name="L5">
      <style:text-properties fo:font-size="12pt" officeooo:rsid="003061a3" officeooo:paragraph-rsid="003061a3" style:font-size-asian="10.5pt" style:font-size-complex="12pt"/>
    </style:style>
    <style:style style:name="P148" style:family="paragraph" style:parent-style-name="Standard" style:list-style-name="L5">
      <style:text-properties fo:font-size="12pt" officeooo:rsid="003061a3" officeooo:paragraph-rsid="0031757d" style:font-size-asian="10.5pt" style:font-size-complex="12pt"/>
    </style:style>
    <style:style style:name="P149" style:family="paragraph" style:parent-style-name="Standard" style:list-style-name="L5">
      <style:text-properties fo:font-size="12pt" officeooo:rsid="003061a3" officeooo:paragraph-rsid="00322fa3" style:font-size-asian="10.5pt" style:font-size-complex="12pt"/>
    </style:style>
    <style:style style:name="P150" style:family="paragraph" style:parent-style-name="Standard">
      <style:text-properties fo:font-size="12pt" officeooo:rsid="003061a3" officeooo:paragraph-rsid="003061a3" style:font-size-asian="10.5pt" style:font-size-complex="12pt"/>
    </style:style>
    <style:style style:name="P151" style:family="paragraph" style:parent-style-name="Standard">
      <style:text-properties fo:font-size="12pt" officeooo:rsid="003061a3" officeooo:paragraph-rsid="0031757d" style:font-size-asian="10.5pt" style:font-size-complex="12pt"/>
    </style:style>
    <style:style style:name="P152" style:family="paragraph" style:parent-style-name="Standard" style:list-style-name="L5">
      <style:text-properties fo:font-size="12pt" officeooo:rsid="0066cf29" officeooo:paragraph-rsid="0066cf29" style:font-size-asian="10.5pt" style:font-size-complex="12pt"/>
    </style:style>
    <style:style style:name="P153" style:family="paragraph" style:parent-style-name="Standard" style:list-style-name="L5">
      <style:text-properties fo:font-size="12pt" officeooo:rsid="0037ac78" officeooo:paragraph-rsid="0037ac78" style:font-size-asian="10.5pt" style:font-size-complex="12pt"/>
    </style:style>
    <style:style style:name="P154" style:family="paragraph" style:parent-style-name="Standard">
      <style:text-properties fo:font-size="12pt" officeooo:rsid="0037ac78" officeooo:paragraph-rsid="0037ac78" style:font-size-asian="10.5pt" style:font-size-complex="12pt"/>
    </style:style>
    <style:style style:name="P155" style:family="paragraph" style:parent-style-name="Standard" style:list-style-name="L5">
      <style:text-properties fo:font-size="12pt" officeooo:rsid="003dcc8d" officeooo:paragraph-rsid="003dcc8d" style:font-size-asian="10.5pt" style:font-size-complex="12pt"/>
    </style:style>
    <style:style style:name="P156" style:family="paragraph" style:parent-style-name="Standard">
      <style:text-properties fo:font-size="12pt" officeooo:rsid="003dcc8d" officeooo:paragraph-rsid="003dcc8d" style:font-size-asian="10.5pt" style:font-size-complex="12pt"/>
    </style:style>
    <style:style style:name="P157" style:family="paragraph" style:parent-style-name="Standard" style:list-style-name="L5">
      <style:text-properties fo:font-size="12pt" officeooo:rsid="004d2142" officeooo:paragraph-rsid="004d2142" style:font-size-asian="10.5pt" style:font-size-complex="12pt"/>
    </style:style>
    <style:style style:name="P158" style:family="paragraph" style:parent-style-name="Standard">
      <style:text-properties fo:font-size="12pt" officeooo:rsid="004d2142" officeooo:paragraph-rsid="004d2142" style:font-size-asian="10.5pt" style:font-size-complex="12pt"/>
    </style:style>
    <style:style style:name="P159" style:family="paragraph" style:parent-style-name="Standard">
      <style:text-properties fo:font-size="12pt" officeooo:rsid="004d2142" officeooo:paragraph-rsid="006563a6" style:font-size-asian="10.5pt" style:font-size-complex="12pt"/>
    </style:style>
    <style:style style:name="P160" style:family="paragraph" style:parent-style-name="Standard" style:list-style-name="L5">
      <style:text-properties fo:font-size="12pt" officeooo:rsid="004d3f26" officeooo:paragraph-rsid="004d3f26" style:font-size-asian="10.5pt" style:font-size-complex="12pt"/>
    </style:style>
    <style:style style:name="P161" style:family="paragraph" style:parent-style-name="Standard" style:list-style-name="L4">
      <style:text-properties fo:font-size="12pt" officeooo:rsid="008ce3ce" officeooo:paragraph-rsid="008d8b3c" style:font-size-asian="10.5pt" style:font-size-complex="12pt"/>
    </style:style>
    <style:style style:name="P162" style:family="paragraph" style:parent-style-name="Standard">
      <style:text-properties fo:font-size="12pt" officeooo:rsid="003441a8" officeooo:paragraph-rsid="003441a8" style:font-size-asian="10.5pt" style:font-size-complex="12pt"/>
    </style:style>
    <style:style style:name="P163" style:family="paragraph" style:parent-style-name="Standard" style:list-style-name="L3">
      <style:text-properties fo:font-size="12pt" fo:font-style="italic" officeooo:rsid="004040e2" officeooo:paragraph-rsid="004040e2" style:font-size-asian="10.5pt" style:font-style-asian="italic" style:font-size-complex="12pt" style:font-style-complex="italic"/>
    </style:style>
    <style:style style:name="P164" style:family="paragraph" style:parent-style-name="Standard" style:list-style-name="L5">
      <style:text-properties fo:font-size="12pt" fo:font-weight="normal" officeooo:rsid="004f844f" officeooo:paragraph-rsid="004f844f" style:font-size-asian="10.5pt" style:font-weight-asian="normal" style:font-size-complex="12pt" style:font-weight-complex="normal"/>
    </style:style>
    <style:style style:name="P165" style:family="paragraph" style:parent-style-name="Standard">
      <style:text-properties fo:font-size="12pt" fo:font-weight="normal" officeooo:rsid="004f844f" officeooo:paragraph-rsid="004f844f" style:font-size-asian="10.5pt" style:font-weight-asian="normal" style:font-size-complex="12pt" style:font-weight-complex="normal"/>
    </style:style>
    <style:style style:name="P166" style:family="paragraph" style:parent-style-name="Standard">
      <style:text-properties fo:font-size="12pt" fo:font-weight="normal" officeooo:rsid="004f844f" officeooo:paragraph-rsid="004d3f26" style:font-size-asian="10.5pt" style:font-weight-asian="normal" style:font-size-complex="12pt" style:font-weight-complex="normal"/>
    </style:style>
    <style:style style:name="P167" style:family="paragraph" style:parent-style-name="Standard" style:list-style-name="L5">
      <style:text-properties fo:font-size="12pt" fo:font-weight="normal" officeooo:rsid="0050cbcb" officeooo:paragraph-rsid="0050cbcb" style:font-size-asian="10.5pt" style:font-weight-asian="normal" style:font-size-complex="12pt" style:font-weight-complex="normal"/>
    </style:style>
    <style:style style:name="P168" style:family="paragraph" style:parent-style-name="Standard" style:list-style-name="L3">
      <style:text-properties officeooo:rsid="0074da75" officeooo:paragraph-rsid="0079c5e7"/>
    </style:style>
    <style:style style:name="P169" style:family="paragraph" style:parent-style-name="Standard" style:list-style-name="L5">
      <style:text-properties officeooo:rsid="0050cbcb" officeooo:paragraph-rsid="0050cbcb"/>
    </style:style>
    <style:style style:name="P170" style:family="paragraph" style:parent-style-name="Standard">
      <style:text-properties officeooo:rsid="0050cbcb" officeooo:paragraph-rsid="0050cbcb"/>
    </style:style>
    <style:style style:name="P171" style:family="paragraph" style:parent-style-name="Standard" style:list-style-name="L5">
      <style:text-properties officeooo:rsid="005996c4" officeooo:paragraph-rsid="005996c4"/>
    </style:style>
    <style:style style:name="P172" style:family="paragraph" style:parent-style-name="Standard">
      <style:text-properties officeooo:rsid="005996c4" officeooo:paragraph-rsid="005996c4"/>
    </style:style>
    <style:style style:name="P173" style:family="paragraph" style:parent-style-name="Standard" style:list-style-name="L5">
      <style:text-properties officeooo:rsid="006563a6" officeooo:paragraph-rsid="006563a6"/>
    </style:style>
    <style:style style:name="P174" style:family="paragraph" style:parent-style-name="Standard">
      <style:text-properties officeooo:rsid="006563a6" officeooo:paragraph-rsid="006563a6"/>
    </style:style>
    <style:style style:name="P175" style:family="paragraph" style:parent-style-name="Standard" style:list-style-name="L5">
      <style:text-properties officeooo:rsid="006d76d7" officeooo:paragraph-rsid="006d76d7"/>
    </style:style>
    <style:style style:name="P176" style:family="paragraph" style:parent-style-name="Standard">
      <style:text-properties fo:font-size="14pt" officeooo:rsid="001a38d1" officeooo:paragraph-rsid="001a38d1" style:font-size-asian="14pt" style:font-size-complex="14pt"/>
    </style:style>
    <style:style style:name="P177" style:family="paragraph" style:parent-style-name="Standard">
      <style:text-properties officeooo:rsid="001a38d1" officeooo:paragraph-rsid="001a38d1"/>
    </style:style>
    <style:style style:name="P178" style:family="paragraph" style:parent-style-name="Standard">
      <style:text-properties officeooo:rsid="0018a9b4" officeooo:paragraph-rsid="0018a9b4"/>
    </style:style>
    <style:style style:name="T1" style:family="text">
      <style:text-properties officeooo:rsid="001b7f32"/>
    </style:style>
    <style:style style:name="T2" style:family="text">
      <style:text-properties officeooo:rsid="001cdb0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6c71b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f8e8a" style:font-style-asian="normal" style:font-style-complex="normal"/>
    </style:style>
    <style:style style:name="T7" style:family="text">
      <style:text-properties fo:font-style="normal" officeooo:rsid="0020b2f3" style:font-style-asian="normal" style:font-style-complex="normal"/>
    </style:style>
    <style:style style:name="T8" style:family="text">
      <style:text-properties fo:font-style="normal" officeooo:rsid="002ee5c8" style:font-style-asian="normal" style:font-style-complex="normal"/>
    </style:style>
    <style:style style:name="T9" style:family="text">
      <style:text-properties fo:font-style="normal" officeooo:rsid="0037ac78" style:font-style-asian="normal" style:font-style-complex="normal"/>
    </style:style>
    <style:style style:name="T10" style:family="text">
      <style:text-properties officeooo:rsid="001f8e8a"/>
    </style:style>
    <style:style style:name="T11" style:family="text">
      <style:text-properties officeooo:rsid="001fbdf8"/>
    </style:style>
    <style:style style:name="T12" style:family="text">
      <style:text-properties officeooo:rsid="0026c71b"/>
    </style:style>
    <style:style style:name="T13" style:family="text">
      <style:text-properties officeooo:rsid="002aa901"/>
    </style:style>
    <style:style style:name="T14" style:family="text">
      <style:text-properties officeooo:rsid="00311c2a"/>
    </style:style>
    <style:style style:name="T15" style:family="text">
      <style:text-properties officeooo:rsid="003168e6"/>
    </style:style>
    <style:style style:name="T16" style:family="text">
      <style:text-properties officeooo:rsid="0031757d"/>
    </style:style>
    <style:style style:name="T17" style:family="text">
      <style:text-properties officeooo:rsid="00322fa3"/>
    </style:style>
    <style:style style:name="T18" style:family="text">
      <style:text-properties officeooo:rsid="0035dce0"/>
    </style:style>
    <style:style style:name="T19" style:family="text">
      <style:text-properties officeooo:rsid="0037ac78"/>
    </style:style>
    <style:style style:name="T20" style:family="text">
      <style:text-properties officeooo:rsid="0029b0c4"/>
    </style:style>
    <style:style style:name="T21" style:family="text">
      <style:text-properties officeooo:rsid="003f2bce"/>
    </style:style>
    <style:style style:name="T22" style:family="text">
      <style:text-properties officeooo:rsid="00482eed"/>
    </style:style>
    <style:style style:name="T23" style:family="text">
      <style:text-properties officeooo:rsid="004a0c3b"/>
    </style:style>
    <style:style style:name="T24" style:family="text">
      <style:text-properties officeooo:rsid="004e1f2a"/>
    </style:style>
    <style:style style:name="T25" style:family="text">
      <style:text-properties officeooo:rsid="004f844f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4f844f" style:font-weight-asian="normal" style:font-weight-complex="normal"/>
    </style:style>
    <style:style style:name="T29" style:family="text">
      <style:text-properties officeooo:rsid="0054f448"/>
    </style:style>
    <style:style style:name="T30" style:family="text">
      <style:text-properties officeooo:rsid="0057bf0e"/>
    </style:style>
    <style:style style:name="T31" style:family="text">
      <style:text-properties style:font-name="Symbol"/>
    </style:style>
    <style:style style:name="T32" style:family="text">
      <style:text-properties style:font-name="OpenSymbol" style:font-name-asian="OpenSymbol" style:font-name-complex="OpenSymbol"/>
    </style:style>
    <style:style style:name="T33" style:family="text">
      <style:text-properties officeooo:rsid="00638187"/>
    </style:style>
    <style:style style:name="T34" style:family="text">
      <style:text-properties officeooo:rsid="0066cf29"/>
    </style:style>
    <style:style style:name="T35" style:family="text">
      <style:text-properties officeooo:rsid="0069dcbd"/>
    </style:style>
    <style:style style:name="T36" style:family="text">
      <style:text-properties officeooo:rsid="0072de50"/>
    </style:style>
    <style:style style:name="T37" style:family="text">
      <style:text-properties officeooo:rsid="007a16a5"/>
    </style:style>
    <style:style style:name="T38" style:family="text">
      <style:text-properties officeooo:rsid="007d5eb6"/>
    </style:style>
    <style:style style:name="T39" style:family="text">
      <style:text-properties officeooo:rsid="007de626"/>
    </style:style>
    <style:style style:name="T40" style:family="text">
      <style:text-properties officeooo:rsid="007f2f69"/>
    </style:style>
    <style:style style:name="T41" style:family="text">
      <style:text-properties officeooo:rsid="008ce3ce"/>
    </style:style>
    <style:style style:name="T42" style:family="text">
      <style:text-properties officeooo:rsid="008d8b3c"/>
    </style:style>
    <style:style style:name="T43" style:family="text">
      <style:text-properties officeooo:rsid="008e41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9">ALUNO: </text:span>RODRIGO DEMETRIO PALMA - <text:span text:style-name="T18">15/0147384</text:span></text:p>
      <text:p text:style-name="P3"><text:span text:style-name="T19">DISCIPLINA: </text:span>MÉTODOS DE PROGRAMAÇÃO</text:p>
      <text:p text:style-name="P3"/>
      <text:p text:style-name="P4">TRABALHO 2</text:p>
      <text:p text:style-name="P1"/>
      <text:p text:style-name="P2">CHECKLIST DE PROGRAMAS C OU C++</text:p>
      <text:p text:style-name="P1"/>
      <text:p text:style-name="P1"/>
      <text:p text:style-name="P176">SEÇÃO A – <text:span text:style-name="T1">COMO VERIFICAR SE O CÓDIGO SEGUE A </text:span>ESPECIFICAÇÃO</text:p>
      <text:p text:style-name="P177"/>
      <text:list xml:id="list464658028" text:style-name="L1">
        <text:list-item>
          <text:p text:style-name="P5">Tirar todas as dúvidas sobre a especificação antes de iniciar o código. Assumir algo que não esteja na especificação poderá dar problemas futuros.</text:p>
        </text:list-item>
      </text:list>
      <text:p text:style-name="P6"/>
      <text:list xml:id="list222327188968347" text:continue-numbering="true" text:style-name="L1">
        <text:list-item>
          <text:p text:style-name="P7">Mantenha o cliente próximo para que ele acompanhe o programa e concorde com o que você faz, isso evita problemas <text:span text:style-name="T38">Ex.:</text:span> <text:span text:style-name="T38">Fez</text:span> tudo e depois o cliente <text:span text:style-name="T38">diz</text:span> que não era isso <text:span text:style-name="T38">o esperado.</text:span></text:p>
          <text:p text:style-name="P7"/>
        </text:list-item>
        <text:list-item>
          <text:p text:style-name="P9">Os arquivos/<text:span text:style-name="T16">módulos</text:span> devem estar com o nome especificado <text:span text:style-name="T12">acompanhados por um </text:span><text:span text:style-name="T4">README.txt</text:span><text:span text:style-name="T12"> </text:span>para que seja encontrado facilment<text:span text:style-name="T12">e.</text:span></text:p>
        </text:list-item>
      </text:list>
      <text:p text:style-name="P10"/>
      <text:list xml:id="list222327237989135" text:continue-numbering="true" text:style-name="L1">
        <text:list-item>
          <text:p text:style-name="P11">Não vá além da especificação, as vezes isso pode não ser o que o cliente quer.</text:p>
        </text:list-item>
      </text:list>
      <text:p text:style-name="P12"/>
      <text:list xml:id="list222326812945643" text:continue-numbering="true" text:style-name="L1">
        <text:list-item>
          <text:p text:style-name="P13">Após o entendimento da especificação, faça um diagrama visual para auxiliar os requisitos pedidos pelo cliente. <text:span text:style-name="T38">O diagrama é basicamente um fluxograma.</text:span></text:p>
        </text:list-item>
      </text:list>
      <text:p text:style-name="P14"/>
      <text:list xml:id="list222326579343799" text:continue-numbering="true" text:style-name="L1">
        <text:list-item>
          <text:p text:style-name="P15">Quando rodar o código ele deve fazer exatamente o que se pede na especificação. Caso alguma parte não esteja de acordo, deve-se arrumá-la antes de qualquer entrega.</text:p>
        </text:list-item>
      </text:list>
      <text:p text:style-name="P16"/>
      <text:list xml:id="list222326241553259" text:continue-numbering="true" text:style-name="L1">
        <text:list-item>
          <text:p text:style-name="P15">Caso você tenha uma sugestão para a especificação, compartilhe com o cliente e, caso ele não aceite, abandone-a.</text:p>
        </text:list-item>
      </text:list>
      <text:p text:style-name="P16"/>
      <text:list xml:id="list222326533191974" text:continue-numbering="true" text:style-name="L1">
        <text:list-item>
          <text:p text:style-name="P17">Se em algum ponto o código difere da especificação pare e volte atrás. Todos os pontos devem respeitar a especificação, sem exceção.</text:p>
        </text:list-item>
      </text:list>
      <text:p text:style-name="P18"/>
      <text:list xml:id="list222326688667288" text:continue-numbering="true" text:style-name="L1">
        <text:list-item>
          <text:p text:style-name="P17">Os tipos de entrada e saída devem estar na especificação e você deve respeitá-los. Ex.: Se na especificação a entrada é um arquivo .txt, não se deve fazer uma entrada por scanf().</text:p>
        </text:list-item>
      </text:list>
      <text:p text:style-name="P18"/>
      <text:list xml:id="list222327683629508" text:continue-numbering="true" text:style-name="L1">
        <text:list-item>
          <text:p text:style-name="P17">Tente seguir a especificação na ordem em que os requisitos estão. Normalmente esta é a melhor ordem de se fazer. Caso não concorde, faça na sua ordem mas tome cuidado para não esquecer os pontos que pulou.</text:p>
        </text:list-item>
      </text:list>
      <text:p text:style-name="P18"/>
      <text:list xml:id="list222326688828411" text:continue-numbering="true" text:style-name="L1">
        <text:list-item>
          <text:p text:style-name="P17">Quando terminar de implementar algo que está na especificação, faça um check e se possível mostre esta feature para o cliente. Caso não esteja como ele pediu, tente entender qual foi o mal entendido.</text:p>
        </text:list-item>
      </text:list>
      <text:p text:style-name="P18"/>
      <text:list xml:id="list222327758880334" text:continue-numbering="true" text:style-name="L1">
        <text:list-item>
          <text:p text:style-name="P17"><text:soft-page-break/>A especificação é um documento importante. Caso o cliente queira mudá-la, deixe-o ciente que o prazo deverá ser aumentado e mostre o que já havia <text:span text:style-name="T22">sido</text:span> concluído.</text:p>
        </text:list-item>
      </text:list>
      <text:p text:style-name="P18"/>
      <text:list xml:id="list222327886091638" text:continue-numbering="true" text:style-name="L1">
        <text:list-item>
          <text:p text:style-name="P19">Quando concluir o código, repasse por todos os pontos da especificação e veja se estão funcionando corretamente. Caso algum falhe, refaça-o.</text:p>
        </text:list-item>
      </text:list>
      <text:p text:style-name="P20"/>
      <text:list xml:id="list222328199563613" text:continue-numbering="true" text:style-name="L1">
        <text:list-item>
          <text:p text:style-name="P21">Entender para que serve o programa que está sendo feito ajuda significativamente em sua implementação. Ex.: Um sistema hospitalar, é bom saber como funciona a tragetória de um paciente em um hospital (pega uma senha, passa pelo cadastro, é atendido, pode ser internado, recebe ou não alta, etc.). Sabendo isso, é mais intuitivo o que se deve fazer.</text:p>
        </text:list-item>
      </text:list>
      <text:p text:style-name="P22"/>
      <text:list xml:id="list222328009077771" text:continue-numbering="true" text:style-name="L1">
        <text:list-item>
          <text:p text:style-name="P23">Sempre verifique se os requisitos não funcionais estão respeitando a especificação. Ex.:</text:p>
          <text:list>
            <text:list-header>
              <text:p text:style-name="P23">O tempo de resposta deve ser menos que 10ms. A cada mudança no código, verifique isso.</text:p>
            </text:list-header>
          </text:list>
        </text:list-item>
      </text:list>
      <text:p text:style-name="P24"/>
      <text:list xml:id="list222326277658703" text:continue-numbering="true" text:style-name="L1">
        <text:list-item>
          <text:p text:style-name="P25">De uma atenção especial para as <text:span text:style-name="T26">restrições</text:span><text:span text:style-name="T27">, a partir delas que você deve escolher a implementação que vai usar. Ex.:</text:span></text:p>
          <text:list>
            <text:list-header>
              <text:p text:style-name="P26">Deve se utilizar a biblioteca turtle.h. //Então procure saber como ela funciona.</text:p>
            </text:list-header>
          </text:list>
        </text:list-item>
      </text:list>
      <text:p text:style-name="P27"/>
      <text:list xml:id="list222327063571435" text:continue-numbering="true" text:style-name="L1">
        <text:list-item>
          <text:p text:style-name="P28">Preste atenção nos requisitos de Licença, caso esteja especificada. Ex.: </text:p>
          <text:list>
            <text:list-header>
              <text:p text:style-name="P29">Requisitos de Licença</text:p>
              <text:p text:style-name="P30">A ferramenta deverá ser distribuída sob a licença GNU/GLP, devendo ser asseguradas ás liberdades de uso, acesso ao código fonte, distribuição e modificação.</text:p>
            </text:list-header>
          </text:list>
        </text:list-item>
      </text:list>
      <text:p text:style-name="P31"/>
      <text:list xml:id="list222328215849574" text:continue-numbering="true" text:style-name="L1">
        <text:list-item>
          <text:p text:style-name="P41">Assim como a especificação de Licença, observe os requisitos de Documentação, ele será importante na entrega final.<text:span text:style-name="T30">Ex.:</text:span> <text:span text:style-name="T30">Caso seja pedido um manual de como utilizar o programa.</text:span></text:p>
        </text:list-item>
      </text:list>
      <text:p text:style-name="P42"/>
      <text:list xml:id="list222328103919650" text:continue-numbering="true" text:style-name="L1">
        <text:list-item>
          <text:p text:style-name="P43">O código roda em todos os sistemas operacionais especificados? Ex.: Windows, linux e MacOS.</text:p>
        </text:list-item>
      </text:list>
      <text:p text:style-name="P44"/>
      <text:p text:style-name="P1"/>
      <text:p text:style-name="P176">SEÇÃO B – <text:span text:style-name="T2">COMO DEVE SER FEITO O </text:span>CÓDIGO</text:p>
      <text:p text:style-name="P177"/>
      <text:list xml:id="list2954594923" text:style-name="L2">
        <text:list-item>
          <text:p text:style-name="P8">Tenha sempre um planejamento em mente, não começe a programar sem se planejar. Um fluxograma inicial ajuda bastante a desenvolver o código.</text:p>
          <text:p text:style-name="P8"/>
        </text:list-item>
        <text:list-item>
          <text:p text:style-name="P84">Modularizar o código é algo que deve ser feito. Ao invés de desenvolver tudo na “<text:span text:style-name="T3">main”, </text:span><text:span text:style-name="T5">devemos separar as funções e suas assinaturas em outro</text:span><text:span text:style-name="T9">s</text:span><text:span text:style-name="T5"> módulo</text:span><text:span text:style-name="T9">s</text:span><text:span text:style-name="T5">. Deste modo o código ficará mais organizado e de fácil debugação.</text:span></text:p>
        </text:list-item>
      </text:list>
      <text:p text:style-name="P45"/>
      <text:list xml:id="list222326372321316" text:continue-numbering="true" text:style-name="L2">
        <text:list-item>
          <text:p text:style-name="P47">Existe alguma variável global que pode ser substituída? Ex.:</text:p>
          <text:list>
            <text:list-header>
              <text:p text:style-name="P47">int media; //variavel global</text:p>
              <text:p text:style-name="P47">int main(){</text:p>
              <text:p text:style-name="P47">//code</text:p>
              <text:p text:style-name="P47">//utiliza a media somente aqui. Ao invés de ser global, declare media dentro da main.</text:p>
              <text:p text:style-name="P47">return 0;</text:p>
              <text:p text:style-name="P47">}</text:p>
            </text:list-header>
          </text:list>
          <text:p text:style-name="P46"/>
        </text:list-item>
        <text:list-item>
          <text:p text:style-name="P84"><text:soft-page-break/><text:span text:style-name="T5">Não utilizar nomes de variáveis que não significam nada, isto atrapalha o entendimento futuro do código e por consequência, será mais complexo otimizá-lo ou debug</text:span><text:span text:style-name="T6">á</text:span><text:span text:style-name="T5">-lo futuramente. Ex.:</text:span></text:p>
          <text:list>
            <text:list-header>
              <text:p text:style-name="P32">int <text:span text:style-name="T10">p = 0; <text:s/>// O que significa ‘p’ ?</text:span></text:p>
              <text:p text:style-name="P33">int pontosGanhos = 0; <text:s/>// Agora sabemos o significado da variável.</text:p>
            </text:list-header>
          </text:list>
        </text:list-item>
      </text:list>
      <text:p text:style-name="P34"/>
      <text:list xml:id="list222327742431850" text:continue-numbering="true" text:style-name="L2">
        <text:list-item>
          <text:p text:style-name="P77">O código é de fácil entendimento? Caso tenha alguma parte complexa, ela está bem comentada?</text:p>
        </text:list-item>
      </text:list>
      <text:p text:style-name="P78"/>
      <text:list xml:id="list222328187754771" text:continue-numbering="true" text:style-name="L2">
        <text:list-item>
          <text:p text:style-name="P77">Os laços de repetição estão com seu intervalo definido? A possibilidade de estourar o limite de iterações?</text:p>
        </text:list-item>
      </text:list>
      <text:p text:style-name="P49"/>
      <text:list xml:id="list222326398289213" text:continue-numbering="true" text:style-name="L2">
        <text:list-item>
          <text:p text:style-name="P48">Utilização de enumerações para evitar números (a princípio) sem significado para quem lê o código. Ex.:</text:p>
          <text:list>
            <text:list-header>
              <text:p text:style-name="P33">enum <text:span text:style-name="T14">retornos</text:span>{fileNotFound = -1, notEnoughArguments = -2, …}, e aí utilize:</text:p>
              <text:p text:style-name="P33">if <text:s/>(buscaArquivo(arqName) == fileNotFound) <text:s/>//<text:span text:style-name="T11">Reporta o erro específico.</text:span></text:p>
            </text:list-header>
          </text:list>
        </text:list-item>
      </text:list>
      <text:p text:style-name="P79"/>
      <text:list xml:id="list222326754968445" text:continue-numbering="true" text:style-name="L2">
        <text:list-item>
          <text:p text:style-name="P85"><text:span text:style-name="T5">Não utilizar lógica reversa. </text:span><text:span text:style-name="T7">Por exemplo, para que um resultado aumente, devemos diminuir outra variável. Este tipo de lógica pode cofundir o programador e resultar em retrabalho inútil.</text:span></text:p>
        </text:list-item>
      </text:list>
      <text:p text:style-name="P81"/>
      <text:list xml:id="list222327577525310" text:continue-numbering="true" text:style-name="L2">
        <text:list-item>
          <text:p text:style-name="P86"><text:span text:style-name="T7">U</text:span><text:span text:style-name="T5">tilizar o </text:span><text:span text:style-name="T3">#define</text:span><text:span text:style-name="T5"> sempre que possível, para que na hora de modificar um valor seja mais efetivo. Ex.: </text:span></text:p>
          <text:list>
            <text:list-header>
              <text:p text:style-name="P35">#define pi 3.1415 // Caso precisemos mudar a precisão do pi, só modificaremos aqui.</text:p>
            </text:list-header>
          </text:list>
        </text:list-item>
      </text:list>
      <text:p text:style-name="P82"/>
      <text:list xml:id="list222327113124425" text:continue-numbering="true" text:style-name="L2">
        <text:list-item>
          <text:p text:style-name="P50">I<text:span text:style-name="T19">n</text:span>dentação do código é muito importante para a legibilidade do mesmo. Um código bem identado é mais visível e ajuda a encontrar erros.</text:p>
        </text:list-item>
      </text:list>
      <text:p text:style-name="P51"/>
      <text:list xml:id="list222326502767757" text:continue-numbering="true" text:style-name="L2">
        <text:list-item>
          <text:p text:style-name="P52">Variáveis que guardam números que sempre serão positivos, devem ser declaradas como unsigned (sem sinal) para evitar problemas absurdos .Ex.:</text:p>
          <text:list>
            <text:list-header>
              <text:p text:style-name="P36">int idade, peso; // Variáveis só fazem sentido quando maiores que zero.</text:p>
              <text:p text:style-name="P36"/>
              <text:p text:style-name="P36">unsigned int idade, peso; // Código mais otimizado</text:p>
            </text:list-header>
          </text:list>
        </text:list-item>
      </text:list>
      <text:p text:style-name="P37"/>
      <text:list xml:id="list222326426911344" text:continue-numbering="true" text:style-name="L2">
        <text:list-item>
          <text:p text:style-name="P54">Não declare variáveis soltas no meio do código. Declare-<text:span text:style-name="T19">as</text:span> sempre no início da rotina.</text:p>
        </text:list-item>
      </text:list>
      <text:p text:style-name="P55"/>
      <text:list xml:id="list222326179179799" text:continue-numbering="true" text:style-name="L2">
        <text:list-item>
          <text:p text:style-name="P56">Caso uma variável seja constante, utilize o codificador const. Ex.:</text:p>
          <text:p text:style-name="P58">int meses = 12; </text:p>
          <text:p text:style-name="P58">Deve ser escrito:</text:p>
        </text:list-item>
      </text:list>
      <text:p text:style-name="P57"><text:tab/>const int meses = 12;</text:p>
      <text:p text:style-name="P53"/>
      <text:list xml:id="list222327806668519" text:continue-numbering="true" text:style-name="L2">
        <text:list-item>
          <text:p text:style-name="P59">Deve-se tomar cuidado com macros uma vez que elas podem não funcionar do jeito esperado. Ex.:</text:p>
          <text:list>
            <text:list-header>
              <text:p text:style-name="P38">#define max(a,b) <text:span text:style-name="T15">(</text:span>a&gt;b<text:span text:style-name="T15">)</text:span> ? <text:span text:style-name="T15">(</text:span>a<text:span text:style-name="T15">) :</text:span> <text:span text:style-name="T15">(</text:span>b<text:span text:style-name="T15">)</text:span></text:p>
              <text:p text:style-name="P38">//<text:span text:style-name="T13">main</text:span></text:p>
              <text:p text:style-name="P40">maximo = max(i<text:span text:style-name="T15">++,j++</text:span>); //erro, max será computada com <text:span text:style-name="T15">(</text:span>i <text:span text:style-name="T15">e j) </text:span>anterior<text:span text:style-name="T15">es</text:span> e com o<text:span text:style-name="T15">s</text:span> pŕoximo<text:span text:style-name="T15">s</text:span>.</text:p>
              <text:p text:style-name="P60">Solução: <text:span text:style-name="T20">Utilizar uma função.</text:span></text:p>
            </text:list-header>
          </text:list>
        </text:list-item>
      </text:list>
      <text:p text:style-name="P39"/>
      <text:list xml:id="list222328231384391" text:continue-numbering="true" text:style-name="L2">
        <text:list-item>
          <text:p text:style-name="P62"><text:soft-page-break/>Encontre a melhor estrutura de dados para o problema lembrando que o código poderá ter mudanças, para que futuramente não tenha que mudá-la.</text:p>
        </text:list-item>
      </text:list>
      <text:p text:style-name="P39"/>
      <text:list xml:id="list222326425778183" text:continue-numbering="true" text:style-name="L2">
        <text:list-item>
          <text:p text:style-name="P83"><text:span text:style-name="T8">Procure otimizar os gargalos de um código. Otimizar um trecho que só roda uma vez é perda de tempo. </text:span><text:bookmark-start text:name="__DdeLink__196_3816814651"/><text:span text:style-name="T8">Deve-se </text:span><text:span text:style-name="T9">portanto </text:span><text:span text:style-name="T8">otimizar partes que costumam ser realizadas muitas vezes no programa. </text:span><text:bookmark-end text:name="__DdeLink__196_3816814651"/></text:p>
        </text:list-item>
      </text:list>
      <text:p text:style-name="P82"/>
      <text:list xml:id="list222327782432380" text:continue-numbering="true" text:style-name="L2">
        <text:list-item>
          <text:p text:style-name="P87">Lembre-se, caso use ponteiros, faça sempre o free(nome_do_ponteiro) após a utilização dele.</text:p>
        </text:list-item>
      </text:list>
      <text:p text:style-name="P88"/>
      <text:list xml:id="list222328163664798" text:continue-numbering="true" text:style-name="L2">
        <text:list-item>
          <text:p text:style-name="P89">Utilize padrões nos códigos, como por exemplo o camelCase.</text:p>
          <text:p text:style-name="P89"/>
        </text:list-item>
        <text:list-item>
          <text:p text:style-name="P89">Faça fun<text:span text:style-name="T19">ç</text:span>ões curtas e <text:span text:style-name="T21">com funcionalidade simples</text:span>. Assim você terá uma biblioteca abrangente de funções e pode<text:span text:style-name="T19">rá</text:span> usá-las para criar outras mais complexas.</text:p>
          <text:p text:style-name="P89"/>
        </text:list-item>
        <text:list-item>
          <text:p text:style-name="P90">Sempre use as chaves, mesmo que tenha somente uma linha no escopo da rotina, isso evita erros desnecessários.</text:p>
        </text:list-item>
      </text:list>
      <text:p text:style-name="P91"/>
      <text:list xml:id="list222328112127721" text:continue-numbering="true" text:style-name="L2">
        <text:list-item>
          <text:p text:style-name="P92">Caso você perceba que o jeito que você está fazendo não é o mais correto não exite em modificá-lo.</text:p>
        </text:list-item>
      </text:list>
      <text:p text:style-name="P93"/>
      <text:list xml:id="list222327035458062" text:continue-numbering="true" text:style-name="L2">
        <text:list-item>
          <text:p text:style-name="P94">Quando finalizar uma rotina do código procure melhorá-la logo em seguida, pois neste momento você sabe exatamente o que todas as linhas da função fazem.</text:p>
        </text:list-item>
      </text:list>
      <text:p text:style-name="P93"/>
      <text:list xml:id="list222328303332258" text:continue-numbering="true" text:style-name="L2">
        <text:list-item>
          <text:p text:style-name="P97">Sempre que possível evite funções recursivas, elas gastam muita memória e podem aumentar demais a complexidade do programa.</text:p>
        </text:list-item>
      </text:list>
      <text:p text:style-name="P98"/>
      <text:list xml:id="list222328232894323" text:continue-numbering="true" text:style-name="L2">
        <text:list-item>
          <text:p text:style-name="P99">Refatore o teste constantemente para deixá-lo mais organizado e otimizado.</text:p>
        </text:list-item>
      </text:list>
      <text:p text:style-name="P100"/>
      <text:list xml:id="list222327282242017" text:continue-numbering="true" text:style-name="L2">
        <text:list-item>
          <text:p text:style-name="P99">Funções devem ter nomes explicativos. Ex.:</text:p>
          <text:list>
            <text:list-header>
              <text:p text:style-name="P99">int fatorial(int n);</text:p>
            </text:list-header>
          </text:list>
        </text:list-item>
      </text:list>
      <text:p text:style-name="P80"/>
      <text:list xml:id="list222328051437755" text:continue-numbering="true" text:style-name="L2">
        <text:list-item>
          <text:p text:style-name="P63">Prefira alocar memória dinamicamente para que não falte ou sobre memória. As funções malloc(), alloc(), realloc() são mais interessantes que declarar vetores de tamanho fixo.</text:p>
        </text:list-item>
      </text:list>
      <text:p text:style-name="P64"/>
      <text:list xml:id="list222328109133959" text:continue-numbering="true" text:style-name="L2">
        <text:list-item>
          <text:p text:style-name="P60">Evite se destrair durante o desenvolvimento do código. É neste período que você está mais focado e tem todas as váriaveis do problema na cabeça. Responder uma mensagem ou dar um ALT+TAB para fazer outra coisa podem diminuir bruscamente o rendimento.</text:p>
        </text:list-item>
      </text:list>
      <text:p text:style-name="P61"/>
      <text:list xml:id="list222326796483879" text:continue-numbering="true" text:style-name="L2">
        <text:list-item>
          <text:p text:style-name="P65">A medida que o código <text:span text:style-name="T21">for </text:span>cresce<text:span text:style-name="T21">ndo</text:span>, faça backups de algumas versões anteriores para que, caso tenha surpresas com a mudança no código, possa facilmente recuperar a versão anterior que funciona corretamente.</text:p>
        </text:list-item>
      </text:list>
      <text:p text:style-name="P66"/>
      <text:list xml:id="list222327236132122" text:continue-numbering="true" text:style-name="L2">
        <text:list-item>
          <text:p text:style-name="P67">Faça o código em um ambiente calmo e em um momento que esteja livre e sem tarefas, de preferência sem ninguém por perto. Deste modo, não tera interrupções e seu tempo será mais proveitoso.</text:p>
        </text:list-item>
      </text:list>
      <text:p text:style-name="P68"/>
      <text:list xml:id="list222328066437972" text:continue-numbering="true" text:style-name="L2">
        <text:list-item>
          <text:p text:style-name="P67">Compartilhar problemas com algúem pode ser interessante, as vezes você não está enxergando um problema simples mas que uma outra pessoa já tenha passado por isso.</text:p>
        </text:list-item>
      </text:list>
      <text:p text:style-name="P68"/>
      <text:list xml:id="list222326269329077" text:continue-numbering="true" text:style-name="L2">
        <text:list-item>
          <text:p text:style-name="P69"><text:soft-page-break/>Faça revisões e inspeções contantemente durante o desenvolvimento do código.</text:p>
        </text:list-item>
      </text:list>
      <text:p text:style-name="P70"/>
      <text:list xml:id="list222328047088420" text:continue-numbering="true" text:style-name="L2">
        <text:list-item>
          <text:p text:style-name="P71">O código está escalável para aguentar um grande número de dados?</text:p>
        </text:list-item>
      </text:list>
      <text:p text:style-name="P72"/>
      <text:list xml:id="list222326366360471" text:continue-numbering="true" text:style-name="L2">
        <text:list-item>
          <text:p text:style-name="P71">Não deixe linhas muito grandes horizontalmente. Um bom código não necessita de um scroll horizontal.</text:p>
        </text:list-item>
      </text:list>
      <text:p text:style-name="P159"/>
      <text:list xml:id="list222326762719144" text:continue-numbering="true" text:style-name="L2">
        <text:list-item>
          <text:p text:style-name="P101">Não faça um novo algoritmo para uma finalidade que já foi implementada e testada <text:span text:style-name="T39">anteriormente</text:span>. <text:span text:style-name="T39">Ex.: Insert Sort, ArvoreB, etc.</text:span></text:p>
        </text:list-item>
      </text:list>
      <text:p text:style-name="P102"/>
      <text:list xml:id="list222327932981364" text:continue-numbering="true" text:style-name="L2">
        <text:list-item>
          <text:p text:style-name="P103">Ao compilar o código, utilize a flag -Wall para que apareçam os <text:span text:style-name="T3">warnings </text:span>e diminui a chance de erros não aparentes.</text:p>
        </text:list-item>
      </text:list>
      <text:p text:style-name="P123"/>
      <text:list xml:id="list222327383901232" text:continue-numbering="true" text:style-name="L2">
        <text:list-item>
          <text:p text:style-name="P104">Existem algoritmos com complexidade muito alta? Ex.: n³ , exponencial, etc. Tente mudá-los para uma complexidade menor. Ex.: n, n*log(n), n², etc.</text:p>
        </text:list-item>
      </text:list>
      <text:p text:style-name="P105"/>
      <text:list xml:id="list222328244989931" text:continue-numbering="true" text:style-name="L2">
        <text:list-item>
          <text:p text:style-name="P106">Todas as tipagens então corretas? </text:p>
          <text:list>
            <text:list-header>
              <text:p text:style-name="P106">Ex.: <text:tab/>float meses; //meses deve ser int</text:p>
              <text:list>
                <text:list-item>
                  <text:list>
                    <text:list-header>
                      <text:p text:style-name="P106">int nota; // nota deve ser float</text:p>
                    </text:list-header>
                  </text:list>
                </text:list-item>
              </text:list>
            </text:list-header>
          </text:list>
        </text:list-item>
      </text:list>
      <text:p text:style-name="P107"/>
      <text:list xml:id="list222326965203013" text:continue-numbering="true" text:style-name="L2">
        <text:list-item>
          <text:p text:style-name="P108">Todos os arquivos foram fechados? Ex.:</text:p>
          <text:list>
            <text:list-header>
              <text:p text:style-name="P108">fp = fopen(“file.txt”,“w+”);<text:bookmark text:name="__DdeLink__719_3082070469"/></text:p>
              <text:p text:style-name="P108">free (fp); //Ponteiro para o arquivo foi liberado.</text:p>
            </text:list-header>
          </text:list>
        </text:list-item>
      </text:list>
      <text:p text:style-name="P109"/>
      <text:list xml:id="list222326916902044" text:continue-numbering="true" text:style-name="L2">
        <text:list-item>
          <text:p text:style-name="P125">Deixe o código encapsulado em funções de tal maneira que o usuário só precise usar funções e não mexer em váriáveis diretamente. Ex.:</text:p>
        </text:list-item>
      </text:list>
      <text:p text:style-name="P126"><text:tab/><text:tab/>int a = 10; //Não deixe assim</text:p>
      <text:p text:style-name="P126"><text:tab/><text:tab/>setA(int valor){ //<text:span text:style-name="T41">Deixe assim</text:span></text:p>
      <text:p text:style-name="P126"><text:tab/><text:tab/>a = valor;</text:p>
      <text:p text:style-name="P126"><text:tab/><text:tab/>}</text:p>
      <text:p text:style-name="P126"><text:tab/><text:tab/>setA(10);</text:p>
      <text:p text:style-name="P127"/>
      <text:p text:style-name="P176">SEÇÃO C – <text:span text:style-name="T43">COMO SE DEVE </text:span>COMENT<text:span text:style-name="T43">AR</text:span> O CÓDIGO</text:p>
      <text:p text:style-name="P176"/>
      <text:list xml:id="list3330443927" text:style-name="L3">
        <text:list-item>
          <text:p text:style-name="P128">Os comentários devem ser feitos juntamente com a evolução do código. Comentar o código após ser feito não é uma boa prática pois o programador pode não lembrar o que uma parte do código faz.</text:p>
        </text:list-item>
      </text:list>
      <text:p text:style-name="P129"/>
      <text:list xml:id="list222328002799774" text:continue-numbering="true" text:style-name="L3">
        <text:list-item>
          <text:p text:style-name="P128">Os comentários devem ser informativos e não uma tradução de sintaxe pura. Ex.:</text:p>
          <text:list>
            <text:list-header>
              <text:p text:style-name="P128">flag = 1; //flag recebe 1. Este comentário não informa nada!</text:p>
              <text:p text:style-name="P128">flag = 1; //Flag indica que o programa já fez o que deveria fazer, então é acionada indicando que não entr<text:span text:style-name="T23">a</text:span> na próxima iteração. <text:s/>Este comentário informa melhor.</text:p>
            </text:list-header>
          </text:list>
        </text:list-item>
      </text:list>
      <text:p text:style-name="P129"/>
      <text:list xml:id="list222326736595355" text:continue-numbering="true" text:style-name="L3">
        <text:list-item>
          <text:p text:style-name="P130">Quando tiver uma fórmula complexa ou um raciocínio mais elaborado, procure escrever algumas linhas explicando o raciocício de forma clara e objetiva. Caso necessário utilize alguns exemplos para ficar mais claro.</text:p>
        </text:list-item>
      </text:list>
      <text:p text:style-name="P162"/>
      <text:list xml:id="list222326497142743" text:continue-numbering="true" text:style-name="L3">
        <text:list-item>
          <text:p text:style-name="P131">Não comente linhas óbvias, isso deixa o código cansativo. Ex.:</text:p>
          <text:list>
            <text:list-header>
              <text:p text:style-name="P163">i++; //incrementa o i</text:p>
              <text:p text:style-name="P110"><text:soft-page-break/>Qualquer programador C ou C++ sabe disso, não é necessário comentar neste caso.</text:p>
            </text:list-header>
          </text:list>
        </text:list-item>
      </text:list>
      <text:p text:style-name="P111"/>
      <text:list xml:id="list222326929791025" text:continue-numbering="true" text:style-name="L3">
        <text:list-item>
          <text:p text:style-name="P112">Antes de cada função, faça um comentário do que ela faz e o que ela recebe como argumento e o que ela retorna.</text:p>
        </text:list-item>
      </text:list>
      <text:p text:style-name="P113"/>
      <text:list xml:id="list222326488074854" text:continue-numbering="true" text:style-name="L3">
        <text:list-item>
          <text:p text:style-name="P114">Não deixe restos de códigos comentados quando não serão mais utilizados.</text:p>
        </text:list-item>
      </text:list>
      <text:p text:style-name="P115"/>
      <text:list xml:id="list222326522955771" text:continue-numbering="true" text:style-name="L3">
        <text:list-item>
          <text:p text:style-name="P95">Os comentários devem ser diretos, não escreva muitas linhas para explicar algo que poderia ser feito com uma simples linha. Ex.:</text:p>
          <text:list>
            <text:list-header>
              <text:p text:style-name="P95">juros *= taxa;</text:p>
              <text:p text:style-name="P95">/**Em C, podemos compactar o código para economizarmos tempo, aqui utilizo ‘juros *= taxa;’ ao invés de usar ‘juros = juros * taxa;’ pois assim eu economizo tempo</text:p>
              <text:p text:style-name="P95">*/</text:p>
              <text:p text:style-name="P95">O comentário acima é muito exagerado <text:span text:style-name="T23">e não explica realmente.</text:span> Faça:</text:p>
              <text:p text:style-name="P95"><text:bookmark-start text:name="__DdeLink__401_2558690177"/>juros *= taxa;<text:bookmark-end text:name="__DdeLink__401_2558690177"/> // O valor de juros é reajustado a partir da taxa</text:p>
            </text:list-header>
          </text:list>
        </text:list-item>
      </text:list>
      <text:p text:style-name="P96"/>
      <text:list xml:id="list222328129042282" text:continue-numbering="true" text:style-name="L3">
        <text:list-item>
          <text:p text:style-name="P116">Mesmo não sendo obrigatório na sintaxe, os comentários devem estar indentados para uma melhor organização.</text:p>
        </text:list-item>
      </text:list>
      <text:p text:style-name="P117"/>
      <text:list xml:id="list222326936315311" text:continue-numbering="true" text:style-name="L3">
        <text:list-item>
          <text:p text:style-name="P116">Caso queira fazer um comentário grande, não use ‘//’ em cada uma das linhas, use ‘/*’ no início e ‘*/’ no fim.</text:p>
        </text:list-item>
      </text:list>
      <text:p text:style-name="P117"/>
      <text:list xml:id="list222326614909708" text:continue-numbering="true" text:style-name="L3">
        <text:list-item>
          <text:p text:style-name="P116">É uma boa prática iniciar qualquer código com um comentário do tipo:</text:p>
          <text:list>
            <text:list-header>
              <text:p text:style-name="P116">/**</text:p>
              <text:p text:style-name="P116">Autor:</text:p>
              <text:p text:style-name="P116">Data:</text:p>
              <text:p text:style-name="P116">O que o código faz:</text:p>
              <text:p text:style-name="P116">*/</text:p>
            </text:list-header>
          </text:list>
        </text:list-item>
      </text:list>
      <text:p text:style-name="P117"/>
      <text:list xml:id="list222326881937232" text:continue-numbering="true" text:style-name="L3">
        <text:list-item>
          <text:p text:style-name="P116"><text:span text:style-name="T29">Q</text:span>ualquer comentário deve adicionar informação não evidente apartir da leitura do código. <text:span text:style-name="T29">Ex.:</text:span></text:p>
          <text:list>
            <text:list-header>
              <text:p text:style-name="P116">*<text:span text:style-name="T29">pLista; //Ponteiro para lista duplamente encadeada. OK, informou que é duplamente encadeada.</text:span></text:p>
            </text:list-header>
          </text:list>
        </text:list-item>
      </text:list>
      <text:p text:style-name="P117"/>
      <text:list xml:id="list222326420638174" text:continue-numbering="true" text:style-name="L3">
        <text:list-item>
          <text:p text:style-name="P118">O seu comentário pode ser substituído por uma refatoração no código? Se sim, refatore o código para que ele fique mais compreensivo e não necessite do comentário.</text:p>
        </text:list-item>
      </text:list>
      <text:p text:style-name="P119"/>
      <text:list xml:id="list222328138116241" text:continue-numbering="true" text:style-name="L3">
        <text:list-item>
          <text:p text:style-name="P120">Utilize comentários padronizados. Por exemplo o padrão do Doxygen. Ex.:</text:p>
          <text:list>
            <text:list-header>
              <text:p text:style-name="P120">/**</text:p>
              <text:p text:style-name="P120">* comentário<text:span text:style-name="T36">s</text:span></text:p>
              <text:p text:style-name="P120">* <text:span text:style-name="T36">aqui</text:span></text:p>
              <text:p text:style-name="P120">*/</text:p>
            </text:list-header>
          </text:list>
        </text:list-item>
      </text:list>
      <text:p text:style-name="P177"/>
      <text:list xml:id="list222326777900424" text:continue-numbering="true" text:style-name="L3">
        <text:list-item>
          <text:p text:style-name="P73">Existe alguma entrada que não é aceita? Faça um comentário exemplo mostrando algumas dessas entradas.Ex.:</text:p>
          <text:list>
            <text:list-header>
              <text:p text:style-name="P73">// Exemplo de entrada inválida div(4+3i,3+4i).</text:p>
            </text:list-header>
          </text:list>
        </text:list-item>
      </text:list>
      <text:p text:style-name="P74"/>
      <text:list xml:id="list222326812836401" text:continue-numbering="true" text:style-name="L3">
        <text:list-item>
          <text:p text:style-name="P121">Comente os Tipos de Dados Abstratos e as Structs criadas, explicando o que ela modela e como é utlizada. Explique também os componentes que ela possui. Ex.:</text:p>
          <text:list>
            <text:list-header>
              <text:p text:style-name="P121">/**</text:p>
              <text:p text:style-name="P121"><text:soft-page-break/>* Struct Aluno, modela o objeto aluno</text:p>
              <text:p text:style-name="P121">* Aluno possui : nome, matricula e 3 notas das provas P1,P2,P3</text:p>
              <text:p text:style-name="P121">*/</text:p>
              <text:p text:style-name="P121">struct aluno{ </text:p>
              <text:p text:style-name="P121">char nome[50];</text:p>
              <text:p text:style-name="P121">int matricula;</text:p>
              <text:p text:style-name="P121">float notas[3];</text:p>
              <text:p text:style-name="P121">}</text:p>
            </text:list-header>
          </text:list>
        </text:list-item>
      </text:list>
      <text:p text:style-name="P122"/>
      <text:list xml:id="list222327251468894" text:continue-numbering="true" text:style-name="L3">
        <text:list-item>
          <text:p text:style-name="P168">Caso alguma implementação não tenha sido feita, comente-a com um <text:span text:style-name="T3">toDo </text:span><text:span text:style-name="T5">e documente a parte que não foi implementada. Ex.:</text:span></text:p>
          <text:list>
            <text:list-header>
              <text:p text:style-name="P75">/**</text:p>
              <text:p text:style-name="P75">* <text:s/>toDo</text:p>
            </text:list-header>
          </text:list>
          <text:p text:style-name="P75"><text:s text:c="6"/>* <text:s/>Falta tratar números imaginários em função divide(x,y) </text:p>
          <text:p text:style-name="P124"><text:s text:c="6"/>*/</text:p>
          <text:p text:style-name="P124"/>
        </text:list-item>
      </text:list>
      <text:p text:style-name="P177"/>
      <text:p text:style-name="P176">SEÇÃO D – <text:span text:style-name="T43">COMO USAR ASSERTIVAS DE ENTRADA, SAÍDA E COMENTÁRIOS USANDO </text:span>DESIGN BY CONTRACT</text:p>
      <text:p text:style-name="P176"/>
      <text:list xml:id="list2383661805" text:style-name="L4">
        <text:list-item>
          <text:p text:style-name="P132">Todos os dados da assertiva de entrada estão sendo respeitados? </text:p>
        </text:list-item>
      </text:list>
      <text:p text:style-name="P133"/>
      <text:list xml:id="list222326419302252" text:continue-numbering="true" text:style-name="L4">
        <text:list-item>
          <text:p text:style-name="P134">Caso suas funções estejam com insufisciência de detalhes em figuras, utilize assertivas estruturais. Ex.:</text:p>
          <text:list>
            <text:list-header>
              <text:p text:style-name="P134"><text:bookmark-start text:name="__DdeLink__578_2788370196"/>se N-&gt;PEsq != Null então N-&gt;pEsq-&gt;pDir == N<text:bookmark-end text:name="__DdeLink__578_2788370196"/></text:p>
              <text:p text:style-name="P134">se N-&gt;PDir != Null então N-&gt;pDir-&gt;pEsq == N</text:p>
            </text:list-header>
          </text:list>
        </text:list-item>
        <text:list-item>
          <text:p text:style-name="P135">Caso seja apropriado, use notações matemáticas para compactar a assertiva. Ex.:</text:p>
          <text:list>
            <text:list-header>
              <text:p text:style-name="P135"><text:bookmark-start text:name="__DdeLink__580_2788370196"/><text:span text:style-name="T31">"</text:span><text:bookmark-end text:name="__DdeLink__580_2788370196"/>pElem <text:span text:style-name="T32">∈</text:span> lista : pElem-&gt;pAnt != NULL =&gt;</text:p>
              <text:p text:style-name="P135">pElem-&gt;pAnt-&gt;pProx == pElem</text:p>
            </text:list-header>
          </text:list>
        </text:list-item>
      </text:list>
      <text:p text:style-name="P136"/>
      <text:list xml:id="list222327979275416" text:continue-numbering="true" text:style-name="L4">
        <text:list-item>
          <text:p text:style-name="P135">Caso a assertiva possa ser dita de uma maneira mais compreensível, evite rebuscá-la. Use o jeito de mais fácil entendimento.Ex.: </text:p>
          <text:list>
            <text:list-header>
              <text:p text:style-name="P135">//Ao invés disso</text:p>
              <text:p text:style-name="P135"><text:span text:style-name="T31">"</text:span> registros r i e r k | r i , r k <text:span text:style-name="T32">∈</text:span> arquivo-A :</text:p>
              <text:p text:style-name="P135">se r i antecede r k então r i .chave &lt; r k .chave</text:p>
              <text:p text:style-name="P135">//Tente isso</text:p>
              <text:p text:style-name="P135">O arquivo é ordenado em ordem estritamente crescente</text:p>
              <text:p text:style-name="P135">segundo chave</text:p>
              <text:p text:style-name="P135">Onde estritamente significa: sem conter chave repetida</text:p>
            </text:list-header>
          </text:list>
        </text:list-item>
      </text:list>
      <text:p text:style-name="P136"/>
      <text:list xml:id="list222327659060981" text:continue-numbering="true" text:style-name="L4">
        <text:list-item>
          <text:p text:style-name="P137">As assertivas podem ser utilizadas como especificação. Para que isso funcione, é necessário uma comunicação com o cliente reforçada. Os clientes e usuários não precisam ter formação em computação.</text:p>
        </text:list-item>
      </text:list>
      <text:p text:style-name="P138"/>
      <text:list xml:id="list222326651991670" text:continue-numbering="true" text:style-name="L4">
        <text:list-item>
          <text:p text:style-name="P139">Preste atenção nas acertivas para que as mesmas tenham: Clareza, não ambiguidade, precisão de linguagem, concisão, suficiência e necessidade.</text:p>
        </text:list-item>
      </text:list>
      <text:p text:style-name="P140"/>
      <text:list xml:id="list222326558919703" text:continue-numbering="true" text:style-name="L4">
        <text:list-item>
          <text:p text:style-name="P139">Caso queira fazer uma assertiva na especificação, explicite isso. Ex.:</text:p>
          <text:list>
            <text:list-header>
              <text:p text:style-name="P139">/**Assertiva de entrada <text:span text:style-name="T41">como especificação</text:span>:</text:p>
              <text:p text:style-name="P139"><text:soft-page-break/><text:s/>* <text:s/><text:span text:style-name="T37">Especifica a entrada e o tamanho</text:span></text:p>
              <text:p text:style-name="P139"><text:s/>* pNumASCII != NULL</text:p>
              <text:p text:style-name="P139"><text:s/>* dimensao( *pNumASCII ) &gt;= dimASCII</text:p>
              <text:p text:style-name="P139"><text:s/>* dimASCII &gt;= max( 3 , 2 + log10( abs( Numero ))</text:p>
              <text:p text:style-name="P139"><text:s/>*/</text:p>
            </text:list-header>
          </text:list>
        </text:list-item>
      </text:list>
      <text:p text:style-name="P140"/>
      <text:list xml:id="list222327012979607" text:continue-numbering="true" text:style-name="L4">
        <text:list-item>
          <text:p text:style-name="P141">Sempre que possível, faça assertivas textuais para melhor entendimento do cliente e do usuário. Ex.: </text:p>
        </text:list-item>
      </text:list>
      <text:p text:style-name="P142"><text:tab/><text:tab/>//Exemplo de assertiva de entrada <text:span text:style-name="T41">textual</text:span></text:p>
      <text:list xml:id="list222327989920194" text:continue-numbering="true" text:style-name="L4">
        <text:list-item>
          <text:list>
            <text:list-item>
              <text:list>
                <text:list-header>
                  <text:p text:style-name="P141">pTabela - referencia uma tabela existente</text:p>
                  <text:p text:style-name="P141">Simbolo - é uma seqüência de um ou mais bytes</text:p>
                  <text:p text:style-name="P141">quaisquer</text:p>
                  <text:p text:style-name="P141">idSimbolo - é um identificador em relação um para</text:p>
                  <text:p text:style-name="P141">um com um símbolo existente</text:p>
                  <text:p text:style-name="P141"/>
                </text:list-header>
              </text:list>
            </text:list-item>
          </text:list>
        </text:list-item>
        <text:list-item>
          <text:p text:style-name="P143">É uma boa prática fazer assertivas executáveis. <text:s/><text:span text:style-name="T33">Ex.:</text:span></text:p>
          <text:list>
            <text:list-header>
              <text:p text:style-name="P143">/* Verificar encadeamento de elemento de lista com anterior */</text:p>
              <text:p text:style-name="P143">if ( pElemento != pOrigemLista ){</text:p>
              <text:list>
                <text:list-header>
                  <text:p text:style-name="P143">if ( pElemento-&gt;pAnt != NULL ){</text:p>
                  <text:list>
                    <text:list-header>
                      <text:p text:style-name="P143">if ( pElemento-&gt;pAnt-&gt;pProx != pElemento ){</text:p>
                      <text:list>
                        <text:list-header>
                          <text:p text:style-name="P143">ExibirErro( "Encadeamento antes está errado." ) ;</text:p>
                        </text:list-header>
                      </text:list>
                    </text:list-header>
                  </text:list>
                </text:list-header>
              </text:list>
            </text:list-header>
          </text:list>
        </text:list-item>
      </text:list>
      <text:p text:style-name="P144"/>
      <text:list xml:id="list222328012304064" text:continue-numbering="true" text:style-name="L4">
        <text:list-item>
          <text:p text:style-name="P145">Use assertivas como comentários também. Elas são interessantes para: Registrar o estado intermediário do processamento, tornar mais compreensivo o algoritmo e facilitar as inspeções. Ex.:</text:p>
          <text:list>
            <text:list-header>
              <text:p text:style-name="P145">/* Assertiva estrutural: pElemCorr aponta para o elemento antes do qual</text:p>
              <text:p text:style-name="P145">deve ocorrer a inserção*/</text:p>
            </text:list-header>
          </text:list>
        </text:list-item>
      </text:list>
      <text:p text:style-name="P146"/>
      <text:list xml:id="list222328347473142" text:continue-numbering="true" text:style-name="L4">
        <text:list-item>
          <text:p text:style-name="P145">Argumente a corretude de seu programa com assertivas, elas são provas de que o seu código não está com bugs.</text:p>
        </text:list-item>
      </text:list>
      <text:p text:style-name="P146"/>
      <text:list xml:id="list222327577213076" text:continue-numbering="true" text:style-name="L4">
        <text:list-item>
          <text:p text:style-name="P161">As assertivas estão <text:span text:style-name="T42">de fato monitorando o funcionamento do código? Ou seja, encontram o defeito causador e facilitam a remoção do mesmo?</text:span></text:p>
        </text:list-item>
      </text:list>
      <text:p text:style-name="P146"/>
      <text:p text:style-name="P176">SEÇÃO E – <text:span text:style-name="T43">COMO </text:span>TEST<text:span text:style-name="T43">AR O CÓDIGO</text:span> </text:p>
      <text:p text:style-name="P176"/>
      <text:list xml:id="list1449014040" text:style-name="L5">
        <text:list-item>
          <text:p text:style-name="P147">Não se deve usar printf para encontrar um erro. Fazer isso é trabalhoso e pouco eficaz. Ex:. </text:p>
          <text:p text:style-name="P147">//dentro de um loop</text:p>
          <text:p text:style-name="P147">printf(“Chegou até aqui”); //Para saber se entrou no loop</text:p>
        </text:list-item>
      </text:list>
      <text:p text:style-name="P150"/>
      <text:list xml:id="list222326648314550" text:continue-numbering="true" text:style-name="L5">
        <text:list-item>
          <text:p text:style-name="P147">Utilize um framework de testes que você esteja familiarizado. Ex:. Gtest</text:p>
        </text:list-item>
      </text:list>
      <text:p text:style-name="P150"/>
      <text:list xml:id="list222326405250950" text:continue-numbering="true" text:style-name="L5">
        <text:list-item>
          <text:p text:style-name="P152">Os testes devem cobrir os casos de condições de erro e parâmetros inválidos.</text:p>
        </text:list-item>
      </text:list>
      <text:p text:style-name="P150"/>
      <text:list xml:id="list222327702879534" text:continue-numbering="true" text:style-name="L5">
        <text:list-item>
          <text:p text:style-name="P148">Atribua nomes a grupos de testes específicos para você saber o que significa passar ou não naquele grupo de testes. Ex.: </text:p>
          <text:list>
            <text:list-header>
              <text:p text:style-name="P148"><text:bookmark-start text:name="__DdeLink__193_3816814651"/>TEST(fatorial, Positivos){} //Estes testes devem testar casos que a função fatorial é utilizada em números positivos.<text:bookmark-end text:name="__DdeLink__193_3816814651"/></text:p>
              <text:p text:style-name="P149">TEST(fatorial, <text:span text:style-name="T17">Negativos</text:span>){} //Estes testes devem testar casos que a função fatorial é utilizada em números <text:span text:style-name="T17">negativos</text:span>.</text:p>
            </text:list-header>
          </text:list>
        </text:list-item>
      </text:list>
      <text:p text:style-name="P151"><text:soft-page-break/></text:p>
      <text:list xml:id="list222326853995149" text:continue-numbering="true" text:style-name="L5">
        <text:list-item>
          <text:p text:style-name="P153">Faça testes exaustivamente. Quanto mais testes, mais fácil debugar o código e consequentemente mais proveito o programador terá.</text:p>
        </text:list-item>
      </text:list>
      <text:p text:style-name="P154"/>
      <text:list xml:id="list222326848980317" text:continue-numbering="true" text:style-name="L5">
        <text:list-item>
          <text:p text:style-name="P155">Faça um desenvolvimento orientado a testes. Primeiro escreva o teste para falhar nele. Em seguida implemente a funcionalidade que passe no teste. Assim você garante uma linha sequencial que tudo já feito está funcionando.</text:p>
        </text:list-item>
      </text:list>
      <text:p text:style-name="P156"/>
      <text:list xml:id="list222326550200495" text:continue-numbering="true" text:style-name="L5">
        <text:list-item>
          <text:p text:style-name="P157">O ambiente de testes deve ser um módulo separado dos outros. Dedique um módulo para testes e outro(s) para o programa</text:p>
        </text:list-item>
      </text:list>
      <text:p text:style-name="P158"/>
      <text:list xml:id="list222327943831501" text:continue-numbering="true" text:style-name="L5">
        <text:list-item>
          <text:p text:style-name="P160">Explore a diferença de EXPECT_EQ(A,B); <text:span text:style-name="T24">e</text:span> ASSERT_EQ(A,B);. <text:span text:style-name="T25">O primeiro </text:span><text:span text:style-name="T28">espera</text:span><text:span text:style-name="T25"> que a e b sejam iguais, sendo muito bom para debugar o código. Já o segundo </text:span><text:span text:style-name="T28">não aceita nada que seja diferente de A. Este é bom para utilizar nos testes que se espera resultados rigorosamente corretos.</text:span></text:p>
        </text:list-item>
      </text:list>
      <text:p text:style-name="P166"/>
      <text:list xml:id="list222326482726525" text:continue-numbering="true" text:style-name="L5">
        <text:list-item>
          <text:p text:style-name="P164">Caso queira fazer testes com strings, utilize o EXPECT_STREQ(str A, str B);.</text:p>
        </text:list-item>
      </text:list>
      <text:p text:style-name="P165"/>
      <text:list xml:id="list222328292493291" text:continue-numbering="true" text:style-name="L5">
        <text:list-item>
          <text:p text:style-name="P167">Quando uma função retorna somente 0 ou 1, utilize o EXPECT_TRUE ou o <text:s text:c="8"/>EXPECT_FALSE. Ex.:</text:p>
          <text:list>
            <text:list-header>
              <text:p text:style-name="P169">EXPECT_FALSE(eh_primo(4));</text:p>
              <text:p text:style-name="P169">EXPECT_TRUE(eh_primo(3));</text:p>
            </text:list-header>
          </text:list>
        </text:list-item>
      </text:list>
      <text:p text:style-name="P170"/>
      <text:list xml:id="list222327948884842" text:continue-numbering="true" text:style-name="L5">
        <text:list-item>
          <text:p text:style-name="P171">Caso você consiga pensar um uma possibilidade não testada, teste-a.</text:p>
        </text:list-item>
      </text:list>
      <text:p text:style-name="P172"/>
      <text:list xml:id="list222327279249695" text:continue-numbering="true" text:style-name="L5">
        <text:list-item>
          <text:p text:style-name="P171">Teste todos os if’s <text:span text:style-name="T35">e</text:span> todos os cases do switch.</text:p>
        </text:list-item>
      </text:list>
      <text:p text:style-name="P172"/>
      <text:list xml:id="list222327416540699" text:continue-numbering="true" text:style-name="L5">
        <text:list-item>
          <text:p text:style-name="P173">Foram feitos os testes para possíveis extrapolação de um vetor <text:span text:style-name="T34">(ArrayIndexOfBounds Exception)</text:span>? </text:p>
        </text:list-item>
      </text:list>
      <text:p text:style-name="P174"/>
      <text:list xml:id="list222326399972309" text:continue-numbering="true" text:style-name="L5">
        <text:list-item>
          <text:p text:style-name="P175">Utilize o gcov para ver a porcentagem de cobertura dos testes feitos. <text:span text:style-name="T40">Tenha uma cobertura de mais de 100%. Digite:</text:span></text:p>
          <text:list>
            <text:list-header>
              <text:p text:style-name="P175">gcov nomeProg.c</text:p>
            </text:list-header>
          </text:list>
        </text:list-item>
      </text:list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  <style:header-first>
        <text:p text:style-name="Header"><draw:frame draw:style-name="Mfr1" draw:name="Image4" text:anchor-type="paragraph" svg:x="0cm" svg:y="-0.318cm" svg:width="17cm" svg:height="1.448cm" draw:z-index="0"><draw:image xlink:href="Pictures/100000000000103B000001624114E6F65E5A80FF.jpg" xlink:type="simple" xlink:show="embed" xlink:actuate="onLoad" loext:mime-type="image/jpeg"/></draw:frame></text:p>
        <text:p text:style-name="Header"/>
        <text:p text:style-name="Header"/>
      </style:header-first>
      <style:header-left>
        <text:p text:style-name="Header"/>
      </style:head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2:40:30.754797605</meta:creation-date>
    <dc:date>2017-09-27T22:23:00.946513255</dc:date>
    <meta:editing-duration>PT21H35M27S</meta:editing-duration>
    <meta:editing-cycles>85</meta:editing-cycles>
    <meta:generator>LibreOffice/5.4.1.2$Linux_X86_64 LibreOffice_project/ea7cb86e6eeb2bf3a5af73a8f7777ac570321527</meta:generator>
    <meta:document-statistic meta:table-count="0" meta:image-count="1" meta:object-count="0" meta:page-count="9" meta:paragraph-count="213" meta:word-count="2839" meta:character-count="17016" meta:non-whitespace-character-count="14426"/>
  </office:meta>
</office:document-meta>
</file>